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Marathi1" svg:font-family="'Lohit Marathi'"/>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fo:font-weight="bold" style:font-weight-asian="bold"/>
    </style:style>
    <style:style style:name="P2" style:family="paragraph" style:parent-style-name="Standard">
      <style:text-properties fo:font-size="20pt" fo:language="nl" fo:country="BE" fo:font-style="italic" style:text-underline-style="solid" style:text-underline-width="auto" style:text-underline-color="font-color" fo:font-weight="bold" style:font-size-asian="20pt" style:font-style-asian="italic" style:font-weight-asian="bold" style:font-size-complex="20pt"/>
    </style:style>
    <style:style style:name="P3" style:family="paragraph" style:parent-style-name="Standard">
      <style:text-properties fo:language="nl" fo:country="BE"/>
    </style:style>
    <style:style style:name="P4" style:family="paragraph" style:parent-style-name="Standard">
      <style:text-properties fo:language="nl" fo:country="BE" fo:font-weight="bold" style:font-weight-asian="bold"/>
    </style:style>
    <style:style style:name="P5" style:family="paragraph" style:parent-style-name="Standard" style:list-style-name="WW8Num22"/>
    <style:style style:name="P6" style:family="paragraph" style:parent-style-name="Standard" style:list-style-name="WW8Num4"/>
    <style:style style:name="P7" style:family="paragraph" style:parent-style-name="Standard" style:list-style-name="WW8Num34"/>
    <style:style style:name="P8" style:family="paragraph" style:parent-style-name="Standard" style:list-style-name="WW8Num14"/>
    <style:style style:name="P9" style:family="paragraph" style:parent-style-name="Standard" style:list-style-name="WW8Num37"/>
    <style:style style:name="P10" style:family="paragraph" style:parent-style-name="Standard" style:list-style-name="WW8Num9"/>
    <style:style style:name="P11" style:family="paragraph" style:parent-style-name="Standard" style:list-style-name="WW8Num32"/>
    <style:style style:name="P12" style:family="paragraph" style:parent-style-name="Standard" style:list-style-name="WW8Num26"/>
    <style:style style:name="P13" style:family="paragraph" style:parent-style-name="Standard" style:list-style-name="WW8Num43"/>
    <style:style style:name="P14" style:family="paragraph" style:parent-style-name="Standard" style:list-style-name="WW8Num27"/>
    <style:style style:name="P15" style:family="paragraph" style:parent-style-name="Standard" style:list-style-name="WW8Num29"/>
    <style:style style:name="P16" style:family="paragraph" style:parent-style-name="Standard" style:list-style-name="WW8Num39"/>
    <style:style style:name="P17" style:family="paragraph" style:parent-style-name="Standard" style:list-style-name="WW8Num23"/>
    <style:style style:name="P18" style:family="paragraph" style:parent-style-name="Standard" style:list-style-name="WW8Num7"/>
    <style:style style:name="P19" style:family="paragraph" style:parent-style-name="Standard" style:list-style-name="WW8Num8"/>
    <style:style style:name="P20" style:family="paragraph" style:parent-style-name="Standard" style:list-style-name="WW8Num20"/>
    <style:style style:name="P21" style:family="paragraph" style:parent-style-name="Standard" style:list-style-name="WW8Num15"/>
    <style:style style:name="P22" style:family="paragraph" style:parent-style-name="Standard" style:list-style-name="WW8Num41"/>
    <style:style style:name="P23" style:family="paragraph" style:parent-style-name="Standard" style:list-style-name="WW8Num44"/>
    <style:style style:name="P24" style:family="paragraph" style:parent-style-name="Standard" style:list-style-name="WW8Num24"/>
    <style:style style:name="P25" style:family="paragraph" style:parent-style-name="Standard" style:list-style-name="WW8Num21"/>
    <style:style style:name="P26" style:family="paragraph" style:parent-style-name="Standard" style:list-style-name="WW8Num18"/>
    <style:style style:name="P27" style:family="paragraph" style:parent-style-name="Standard" style:list-style-name="WW8Num42"/>
    <style:style style:name="P28" style:family="paragraph" style:parent-style-name="Standard" style:list-style-name="WW8Num35"/>
    <style:style style:name="P29" style:family="paragraph" style:parent-style-name="Standard" style:list-style-name="WW8Num31"/>
    <style:style style:name="P30" style:family="paragraph" style:parent-style-name="Standard" style:list-style-name="WW8Num6"/>
    <style:style style:name="P31" style:family="paragraph" style:parent-style-name="Standard" style:list-style-name="WW8Num36"/>
    <style:style style:name="P32" style:family="paragraph" style:parent-style-name="Standard">
      <style:text-properties style:font-name="Courier New" fo:font-size="10pt" style:font-size-asian="10pt" style:font-name-complex="Courier New" style:font-size-complex="10pt"/>
    </style:style>
    <style:style style:name="P33" style:family="paragraph" style:parent-style-name="Standard">
      <style:text-properties style:font-name="Courier New" fo:font-size="10pt" fo:font-weight="bold" style:font-size-asian="10pt" style:font-weight-asian="bold" style:font-name-complex="Courier New" style:font-size-complex="10pt"/>
    </style:style>
    <style:style style:name="P34" style:family="paragraph" style:parent-style-name="Standard" style:list-style-name="WW8Num19"/>
    <style:style style:name="P35" style:family="paragraph" style:parent-style-name="Standard" style:list-style-name="WW8Num17"/>
    <style:style style:name="P36" style:family="paragraph" style:parent-style-name="Standard" style:list-style-name="WW8Num33"/>
    <style:style style:name="P37" style:family="paragraph" style:parent-style-name="Standard" style:list-style-name="WW8Num2"/>
    <style:style style:name="P38" style:family="paragraph" style:parent-style-name="Standard" style:list-style-name="WW8Num38"/>
    <style:style style:name="P39" style:family="paragraph" style:parent-style-name="Standard" style:list-style-name="WW8Num13"/>
    <style:style style:name="P40" style:family="paragraph" style:parent-style-name="Standard" style:list-style-name="WW8Num12"/>
    <style:style style:name="P41" style:family="paragraph" style:parent-style-name="Standard" style:list-style-name="WW8Num16"/>
    <style:style style:name="P42" style:family="paragraph" style:parent-style-name="Standard" style:list-style-name="WW8Num5"/>
    <style:style style:name="P43" style:family="paragraph" style:parent-style-name="Standard" style:list-style-name="WW8Num11"/>
    <style:style style:name="P44" style:family="paragraph" style:parent-style-name="Standard" style:list-style-name="WW8Num28"/>
    <style:style style:name="P45" style:family="paragraph" style:parent-style-name="Standard" style:list-style-name="WW8Num25"/>
    <style:style style:name="P46" style:family="paragraph" style:parent-style-name="Standard" style:list-style-name="WW8Num3"/>
    <style:style style:name="P47" style:family="paragraph" style:parent-style-name="Standard" style:list-style-name="WW8Num30"/>
    <style:style style:name="P48" style:family="paragraph" style:parent-style-name="Standard" style:list-style-name="WW8Num10"/>
    <style:style style:name="P49" style:family="paragraph" style:parent-style-name="Standard">
      <style:paragraph-properties fo:margin-left="0cm" fo:margin-right="0cm" fo:text-indent="1.249cm" style:auto-text-indent="false"/>
    </style:style>
    <style:style style:name="P50" style:family="paragraph" style:parent-style-name="Standard">
      <style:paragraph-properties fo:margin-left="0cm" fo:margin-right="0cm" fo:text-indent="1.249cm" style:auto-text-indent="false"/>
      <style:text-properties fo:font-weight="bold" style:font-weight-asian="bold"/>
    </style:style>
    <style:style style:name="P51" style:family="paragraph" style:parent-style-name="Standard">
      <style:paragraph-properties fo:margin-left="0cm" fo:margin-right="0cm" fo:text-indent="1.249cm" style:auto-text-indent="false"/>
      <style:text-properties fo:language="nl" fo:country="BE" fo:font-weight="bold" style:font-weight-asian="bold"/>
    </style:style>
    <style:style style:name="P52" style:family="paragraph" style:parent-style-name="Standard">
      <style:paragraph-properties fo:margin-left="4.995cm" fo:margin-right="0cm" fo:text-indent="0cm" style:auto-text-indent="false"/>
    </style:style>
    <style:style style:name="P53" style:family="paragraph" style:parent-style-name="Standard">
      <style:paragraph-properties fo:margin-left="4.995cm" fo:margin-right="0cm" fo:text-indent="1.249cm" style:auto-text-indent="false"/>
    </style:style>
    <style:style style:name="P54" style:family="paragraph" style:parent-style-name="Standard">
      <style:paragraph-properties fo:margin-left="1.249cm" fo:margin-right="0cm" fo:text-indent="0cm" style:auto-text-indent="false"/>
    </style:style>
    <style:style style:name="P55" style:family="paragraph" style:parent-style-name="Standard">
      <style:paragraph-properties fo:margin-left="1.249cm" fo:margin-right="0cm" fo:text-indent="0cm" style:auto-text-indent="false"/>
      <style:text-properties fo:font-weight="bold" style:font-weight-asian="bold"/>
    </style:style>
    <style:style style:name="P56" style:family="paragraph" style:parent-style-name="Standard">
      <style:paragraph-properties fo:margin-left="1.249cm" fo:margin-right="0cm" fo:text-indent="0cm" style:auto-text-indent="false" fo:break-before="page"/>
      <style:text-properties fo:font-weight="bold" style:font-weight-asian="bold"/>
    </style:style>
    <style:style style:name="P57" style:family="paragraph" style:parent-style-name="Standard">
      <style:paragraph-properties fo:margin-left="0.635cm" fo:margin-right="0cm" fo:text-indent="0cm" style:auto-text-indent="false"/>
    </style:style>
    <style:style style:name="P58" style:family="paragraph" style:parent-style-name="Standard">
      <style:paragraph-properties fo:margin-left="0.635cm" fo:margin-right="0cm" fo:text-indent="0cm" style:auto-text-indent="false"/>
      <style:text-properties fo:font-weight="bold" style:font-weight-asian="bold"/>
    </style:style>
    <style:style style:name="P59" style:family="paragraph" style:parent-style-name="Standard">
      <style:paragraph-properties fo:margin-left="1cm" fo:margin-right="0cm" fo:text-indent="0cm" style:auto-text-indent="false"/>
    </style:style>
    <style:style style:name="P60" style:family="paragraph" style:parent-style-name="Standard">
      <style:paragraph-properties fo:margin-left="0cm" fo:margin-right="0cm" fo:text-indent="1cm" style:auto-text-indent="false"/>
    </style:style>
    <style:style style:name="P61" style:family="paragraph" style:parent-style-name="Standard">
      <style:paragraph-properties fo:margin-left="1cm" fo:margin-right="0cm" fo:text-indent="0.249cm" style:auto-text-indent="false"/>
    </style:style>
    <style:style style:name="P62" style:family="paragraph" style:parent-style-name="Standard">
      <style:paragraph-properties fo:margin-left="1cm" fo:margin-right="0cm" fo:text-indent="0.249cm" style:auto-text-indent="false"/>
      <style:text-properties fo:font-weight="bold" style:font-weight-asian="bold"/>
    </style:style>
    <style:style style:name="P63" style:family="paragraph" style:parent-style-name="Standard">
      <style:paragraph-properties fo:margin-left="1.879cm" fo:margin-right="0cm" fo:text-indent="0cm" style:auto-text-indent="false"/>
    </style:style>
    <style:style style:name="P64" style:family="paragraph" style:parent-style-name="Standard" style:master-page-name="Standard">
      <style:paragraph-properties style:page-number="auto"/>
      <style:text-properties fo:font-size="20pt" fo:language="nl" fo:country="BE" fo:font-style="italic" style:text-underline-style="solid" style:text-underline-width="auto" style:text-underline-color="font-color" fo:font-weight="bold" style:font-size-asian="20pt" style:font-style-asian="italic" style:font-weight-asian="bold" style:font-size-complex="20pt"/>
    </style:style>
    <style:style style:name="T1" style:family="text">
      <style:text-properties fo:language="nl" fo:country="BE"/>
    </style:style>
    <style:style style:name="T2" style:family="text">
      <style:text-properties fo:language="nl" fo:country="BE" fo:font-weight="bold" style:font-weight-asian="bold"/>
    </style:style>
    <style:style style:name="T3" style:family="text">
      <style:text-properties fo:font-weight="bold" style:font-weight-asian="bold"/>
    </style:style>
    <style:style style:name="T4" style:family="text">
      <style:text-properties style:text-underline-style="solid" style:text-underline-width="auto" style:text-underline-color="font-color"/>
    </style:style>
    <style:style style:name="T5" style:family="text">
      <style:text-properties fo:font-size="20pt" fo:language="nl" fo:country="BE" fo:font-style="italic" style:text-underline-style="solid" style:text-underline-width="auto" style:text-underline-color="font-color" fo:font-weight="bold" style:font-size-asian="20pt" style:font-style-asian="italic" style:font-weight-asian="bold" style:font-size-complex="20pt"/>
    </style:style>
    <style:style style:name="T6" style:family="text">
      <style:text-properties fo:font-size="20pt" fo:font-style="italic" style:text-underline-style="solid" style:text-underline-width="auto" style:text-underline-color="font-color" style:font-size-asian="20pt" style:font-style-asian="italic" style:font-size-complex="20pt"/>
    </style:style>
    <style:style style:name="T7" style:family="text">
      <style:text-properties style:text-position="super 58%"/>
    </style:style>
    <style:style style:name="T8" style:family="text">
      <style:text-properties style:font-name="Courier New" fo:font-size="10pt" style:font-size-asian="10pt" style:font-name-complex="Courier New" style:font-size-complex="10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4">Logboek</text:p>
      <text:p text:style-name="P2"/>
      <text:p text:style-name="P51">8 juni</text:p>
      <text:p text:style-name="P4"/>
      <text:p text:style-name="Standard"><text:span text:style-name="T1">Eerste vergadering met Dhr Dehaene Wim. Voorstelling van de lego trein en enkele van zijn mogelijkheden en een korte voorstelling wat de opdracht inhoud.</text:span></text:p>
      <text:p text:style-name="P3"/>
      <text:p text:style-name="P51">Eind juni</text:p>
      <text:p text:style-name="P4"/>
      <text:p text:style-name="Standard"><text:span text:style-name="T1">Vergelijking van enkele mogelijke programmeertalen. Uiteindelijk besloten om Java te gebruiken, zonder deze keuze te ondersteunen met de nodige argumenten op papier.</text:span></text:p>
      <text:p text:style-name="P3"/>
      <text:p text:style-name="P51">9 juli</text:p>
      <text:p text:style-name="P4"/>
      <text:p text:style-name="Standard"><text:span text:style-name="T1">Schrijven van aanvaardingsbrief.</text:span></text:p>
      <text:p text:style-name="P3"/>
      <text:p text:style-name="P51">Juli en augustus</text:p>
      <text:p text:style-name="P4"/>
      <text:p text:style-name="Standard"><text:span text:style-name="T1">Zoeken naar documentatie over Java en leren van enkele mogelijkheden van Java. Voornamelijk de klasse Swing voor het ontwerpen van de GUI werd verder onderzocht.</text:span></text:p>
      <text:p text:style-name="P3"/>
      <text:p text:style-name="P51">7 september</text:p>
      <text:p text:style-name="P4"/>
      <text:p text:style-name="Standard"><text:soft-page-break/><text:span text:style-name="T1">Vergadering met Dhr Dehaene Wim, onze promotor Dhr Rutten Leo en Mevr Mentens Nele. Concrete afspraken gemaakt over de vereisten waaraan het programma moet voldoen en een eerste concrete opdracht vastgelegd. </text:span></text:p>
      <text:p text:style-name="P3">De eerste opgave bestaat erin om te valideren als Java ook wel de geschikte taal is voor dit eindwerk en een stappenplan uit te werken.</text:p>
      <text:p text:style-name="P3"/>
      <text:p text:style-name="P49"><text:span text:style-name="T2">10 september</text:span></text:p>
      <text:p text:style-name="P4"/>
      <text:p text:style-name="P3">Uitschrijven van een verslag van de vergadering van vrijdag 7 september.</text:p>
      <text:p text:style-name="P3"/>
      <text:p text:style-name="P49"><text:span text:style-name="T2">11 september</text:span></text:p>
      <text:p text:style-name="P4"/>
      <text:p text:style-name="Standard"><text:span text:style-name="T1">Op papier uit werken wat de voor - en nadelen zijn van mogelijke programmeertalen voor het schrijven van het programma. <text:line-break/>Conclusie: beste mogelijkheden zijn Java of C#. De keuze is gevallen op Java, met als voornaamste argumentering onze al verworven voorkennis.</text:span></text:p>
      <text:p text:style-name="P3"/>
      <text:p text:style-name="P51">12 september</text:p>
      <text:p text:style-name="P4"/>
      <text:p text:style-name="Standard"><text:span text:style-name="T1">* Overzicht gemaakt van alle beschikbare modules.<text:line-break/>* Uitschrijven van situering voor in het eindverslag.</text:span></text:p>
      <text:p text:style-name="P3">* Werking van programma uitgewerkt en papier gezet.</text:p>
      <text:p text:style-name="P3">* Schema van programma gedeeltelijk uitgetekend.</text:p>
      <text:p text:style-name="P3"/>
      <text:p text:style-name="P3"/>
      <text:p text:style-name="P4"/>
      <text:p text:style-name="P51">14 september</text:p>
      <text:p text:style-name="P4"/>
      <text:p text:style-name="Standard"><text:soft-page-break/><text:span text:style-name="T1">Eerste mogelijke lay-out voor het programma uitgewerkt. De lay-out uitgetekend op papier en al nagedacht over de implementatie.</text:span></text:p>
      <text:p text:style-name="P4"/>
      <text:p text:style-name="P51">19 september</text:p>
      <text:p text:style-name="P4"/>
      <text:p text:style-name="Standard"><text:span text:style-name="T1">* Schema verder uitgewerkt voor de eerste mogelijke lay-out en op papier gezet.</text:span></text:p>
      <text:p text:style-name="Standard"><text:span text:style-name="T1">* de lay-out uitgeschreven in java.</text:span></text:p>
      <text:p text:style-name="P3"/>
      <text:p text:style-name="P51">20 september</text:p>
      <text:p text:style-name="P4"/>
      <text:p text:style-name="Standard"><text:span text:style-name="T1">Opstellen van informatieblad.</text:span></text:p>
      <text:p text:style-name="P3"/>
      <text:p text:style-name="P51">24 september</text:p>
      <text:p text:style-name="P4"/>
      <text:p text:style-name="Standard"><text:span text:style-name="T1">* Informatie zoeken van framework editors, gegeven door mr Rutten (JHotDraw, Jung, prefuse)</text:span></text:p>
      <text:p text:style-name="Standard"><text:span text:style-name="T1">* Mogelijkheden zoeken voor maken GUI (JFrameBuilder, Java SWING Components Library, netbeans, visual editor project, zelf GUI schrijven)</text:span></text:p>
      <text:p text:style-name="P3"/>
      <text:p text:style-name="P50">26 september</text:p>
      <text:p text:style-name="P1"/>
      <text:p text:style-name="Standard">Andere mogelijke framework editors opzoeken (infovis, tulip, graphvis, Jvider, piccolo, …). Onderzoek naar welke editors geschikt kunnen zijn.</text:p>
      <text:p text:style-name="Standard"/>
      <text:p text:style-name="P50">1 oktober</text:p>
      <text:p text:style-name="P1"><text:soft-page-break/></text:p>
      <text:p text:style-name="Standard">* Uitzoeken welke van de editors ook effectief in aanmerking komen om te gebruiken voor ons eindwerk. </text:p>
      <text:p text:style-name="Standard">* Uitzoeken hoe we best de GUI kunnen schrijven: met GUI builder of zelf schrijven?</text:p>
      <text:p text:style-name="Standard"/>
      <text:p text:style-name="Standard">Best mogelijke opties: JHotDraw en Piccolo, en de frames zullen zelf geschreven worden.</text:p>
      <text:p text:style-name="Standard"/>
      <text:p text:style-name="P50">3 oktober</text:p>
      <text:p text:style-name="P1"/>
      <text:p text:style-name="Standard">* Afspraak met promotor: <text:tab/>- uitleg over werking JHotDraw</text:p>
      <text:p text:style-name="P52">- uitleg over subversion en hoe dit gebruiken in zowel </text:p>
      <text:p text:style-name="P53">Windows als linux</text:p>
      <text:p text:style-name="Standard"><text:tab/><text:tab/><text:tab/><text:tab/>- voor externe definities best gebruik maken van XML.</text:p>
      <text:p text:style-name="Standard"><text:tab/><text:tab/><text:tab/><text:tab/>- het inlezen en wegschrijven van de definities via Xstream</text:p>
      <text:p text:style-name="Standard">* Leren werken met JHotDraw en Piccolo. </text:p>
      <text:p text:style-name="P49">Onze keuze voor verder gebruik in ons project: Piccolo</text:p>
      <text:p text:style-name="Standard"/>
      <text:p text:style-name="P50">5 oktober</text:p>
      <text:p text:style-name="P1"/>
      <text:p text:style-name="Standard">Nalezen van hoe we best communiceren, als voorbereiding op het schrijven van de onderzoeksopzet.</text:p>
      <text:p text:style-name="Standard"/>
      <text:p text:style-name="Standard"/>
      <text:p text:style-name="Standard"><text:soft-page-break/><text:tab/><text:span text:style-name="T3">8 oktober</text:span></text:p>
      <text:p text:style-name="P1"/>
      <text:p text:style-name="Standard">Begonnen aan het uitschrijven van de onderzoeksopzet. Beknopt de voornaamste zaken op papier zetten die in de onderzoeksopzet moet opgenomen worden.</text:p>
      <text:p text:style-name="Standard"/>
      <text:p text:style-name="Standard"><text:tab/><text:span text:style-name="T3">9 oktober</text:span></text:p>
      <text:p text:style-name="P1"/>
      <text:p text:style-name="Standard">De onderzoeksopzet verder uitgeschreven.</text:p>
      <text:p text:style-name="Standard"/>
      <text:p text:style-name="Standard"><text:tab/><text:span text:style-name="T3">10 oktober</text:span></text:p>
      <text:p text:style-name="P1"/>
      <text:p text:style-name="Standard">Een eerste versie van het framework uitgeschreven als prototype.</text:p>
      <text:p text:style-name="Standard"/>
      <text:p text:style-name="P1"><text:tab/>17 oktober</text:p>
      <text:p text:style-name="P1"/>
      <text:p text:style-name="Standard">Verder uitdiepen van Piccolo met onder andere de tutorial en voorbeelden.</text:p>
      <text:p text:style-name="Standard"/>
      <text:p text:style-name="Standard"><text:tab/><text:span text:style-name="T3">24 oktober</text:span></text:p>
      <text:p text:style-name="P1"/>
      <text:p text:style-name="Standard">2<text:span text:style-name="T7">de</text:span> vergadering met Dhr Dehaene en promotor Dhr Rutten.</text:p>
      <text:p text:style-name="Standard">Overlopen van de realisaties en evalueren van de gemaakte keuzes.</text:p>
      <text:p text:style-name="Standard">Conclusie: </text:p>
      <text:list xml:id="list3240511036" text:style-name="WW8Num22">
        <text:list-item>
          <text:p text:style-name="P5"><text:soft-page-break/>Tegen volgende bijeenkomst (28 november):</text:p>
          <text:list>
            <text:list-item>
              <text:p text:style-name="P5"><text:s/>Een afgewerkt voorbeeld uitschrijven met piccolo, zodat de modules kunnen getekend en al verbonden worden.</text:p>
            </text:list-item>
            <text:list-item>
              <text:p text:style-name="P5">Zorgen dat de modules getoond worden in een lijst, en een selectie kan gemaakt worden. Modules staan beschreven in xml en worden ingelezen met Xstream.</text:p>
            </text:list-item>
          </text:list>
        </text:list-item>
        <text:list-item>
          <text:p text:style-name="P5">Tegen kerstmis:</text:p>
          <text:list>
            <text:list-item>
              <text:p text:style-name="P5">Samenbrengen van de aparte deelprojecten, zodat een module wordt getekend afhankelijk van welke er geselecteerd werd.</text:p>
            </text:list-item>
          </text:list>
        </text:list-item>
      </text:list>
      <text:p text:style-name="Standard"/>
      <text:p text:style-name="P55">30 oktober</text:p>
      <text:p text:style-name="P1"/>
      <text:list xml:id="list765076528" text:style-name="WW8Num4">
        <text:list-item>
          <text:p text:style-name="P6">Klasses zelf uitschrijven, inclusief de verwerking van de ingang. Zorgen dat alle modules getoond worden in een frame ( een kleine afbeelding wordt getoond, samen met de naam van de module)<text:line-break/></text:p>
        </text:list-item>
        <text:list-item>
          <text:p text:style-name="P6">Piccolo: een eerste versie van de workspace klasse geschreven met modules die verbonden en verplaatsbaar zijn.</text:p>
        </text:list-item>
      </text:list>
      <text:p text:style-name="Standard"/>
      <text:p text:style-name="P55">31 oktober</text:p>
      <text:p text:style-name="P1"/>
      <text:list xml:id="list424675150" text:style-name="WW8Num34">
        <text:list-item>
          <text:p text:style-name="P7">Modules zichtbaar maken:</text:p>
          <text:list>
            <text:list-item>
              <text:p text:style-name="P7">Alle klassen van modules in een package gezet.</text:p>
            </text:list-item>
            <text:list-item>
              <text:p text:style-name="P7">Zorgen dat er ook een selectie kan doorgegeven worden van welke module getekend moet worden.</text:p>
            </text:list-item>
            <text:list-item>
              <text:p text:style-name="P7">De werking van Xstream uitzoeken, en paar kleine toepassingen gemaakt om Xstream uit te testen.<text:line-break/></text:p>
            </text:list-item>
          </text:list>
        </text:list-item>
        <text:list-item>
          <text:p text:style-name="P7">Piccolo: workspace uitgebreid met verbindingen die getekend kunnen worden en automatisch geüpdate worden.</text:p>
        </text:list-item>
      </text:list>
      <text:p text:style-name="P55"/>
      <text:p text:style-name="P55"/>
      <text:p text:style-name="P55"/>
      <text:p text:style-name="P55"><text:soft-page-break/></text:p>
      <text:p text:style-name="P55">1 november</text:p>
      <text:p text:style-name="P1"/>
      <text:p text:style-name="P1"/>
      <text:p text:style-name="Standard">Modules zichtbaar maken:</text:p>
      <text:list xml:id="list194027943041627" text:continue-numbering="true" text:style-name="WW8Num34">
        <text:list-item>
          <text:list>
            <text:list-item>
              <text:p text:style-name="P7">Vanuit xml alle modules uitgelezen en hiervan een object aangemaakt.<text:line-break/>De modules worden getoond in een lijst, zowel afbeelding als naam. Een selectie van modules kan gedetecteerd en doorgegeven worden.</text:p>
            </text:list-item>
            <text:list-item>
              <text:p text:style-name="P7">Gezocht naar een oplossing zodat de werking van een module kan uitgelezen worden vanuit xml. Echter geen manier gevonden om dit te kunnen uitwerken.<text:line-break/></text:p>
            </text:list-item>
          </text:list>
        </text:list-item>
        <text:list-item>
          <text:p text:style-name="P7">Piccolo: workspace afgewerkt: lijnen kunnen nu getekend en verwijderd worden en een eerste versie van een methode voorzien om modules in te lezen aan de hand van doorgegeven parameters. </text:p>
        </text:list-item>
      </text:list>
      <text:p text:style-name="Standard"/>
      <text:p text:style-name="Standard"/>
      <text:p text:style-name="P55">7 november</text:p>
      <text:p text:style-name="P1"/>
      <text:p text:style-name="Standard">Samenkomst met promotor Dhr Rutten om de gemaakte vooruitgang te overlopen en indien nodig bij te sturen.</text:p>
      <text:p text:style-name="Standard"/>
      <text:p text:style-name="Standard">Conclusies: </text:p>
      <text:list xml:id="list2375994402" text:style-name="WW8Num14">
        <text:list-item>
          <text:p text:style-name="P8">UML opgesteld: de aanpassingen die hierdoor zullen doorgevoerd worden zorgen ervoor dat beide deelprojecten samen zullen moeten geïntegreerd worden.</text:p>
        </text:list-item>
        <text:list-item>
          <text:p text:style-name="P8">Enkele tips om het beter uitschrijven van een Java programma:</text:p>
          <text:list>
            <text:list-item>
              <text:p text:style-name="P8">Gebruik anonieme classes, beter dan implementeren van een klasse zoals ActionListener.</text:p>
            </text:list-item>
            <text:list-item>
              <text:p text:style-name="P8">Relatieve paden verkiezen boven absolute paden om afbeeldingen of bestanden op te vragen</text:p>
            </text:list-item>
            <text:list-item>
              <text:p text:style-name="P8">Met Xstream een filter gebruiken om alle modules op te vragen, i.p.v. elke module zelf apart in te lezen.</text:p>
            </text:list-item>
          </text:list>
        </text:list-item>
        <text:list-item>
          <text:p text:style-name="P8">Subversion gebruiken om versies bij te houden</text:p>
        </text:list-item>
        <text:list-item>
          <text:p text:style-name="P8"><text:soft-page-break/>De werking van modules kunnen niet extern gedefinieerd worden, maar zullen in Java moeten geschreven worden.</text:p>
        </text:list-item>
      </text:list>
      <text:p text:style-name="Standard"/>
      <text:list xml:id="list1072674267" text:style-name="WW8Num37">
        <text:list-item>
          <text:p text:style-name="P9">de paden allemaal verandert naar relatieve paden. </text:p>
        </text:list-item>
        <text:list-item>
          <text:p text:style-name="P9">ActionListener geïmplementeerd als een anonieme klasse.</text:p>
        </text:list-item>
      </text:list>
      <text:p text:style-name="Standard"/>
      <text:p text:style-name="P55">9 november</text:p>
      <text:p text:style-name="P1"/>
      <text:p text:style-name="Standard">Laatste wijzigingen aanbrengen en verder uitschrijven van de onderzoeksopzet.</text:p>
      <text:p text:style-name="Standard"/>
      <text:p text:style-name="Standard"/>
      <text:p text:style-name="Standard"/>
      <text:p text:style-name="Standard"><text:tab/><text:span text:style-name="T3">14 november</text:span></text:p>
      <text:p text:style-name="P1"/>
      <text:p text:style-name="Standard">eerste poging om de deelprojecten samen te voegen.</text:p>
      <text:list xml:id="list1075865798" text:style-name="WW8Num9">
        <text:list-item>
          <text:p text:style-name="P10">nog enkele errors bij het samenvoegen, waarvoor nog geen oplossingen is gevonden </text:p>
        </text:list-item>
      </text:list>
      <text:p text:style-name="Standard"/>
      <text:p text:style-name="P50">16 november</text:p>
      <text:p text:style-name="P50"/>
      <text:p text:style-name="Standard">oorzaak voor het probleem ontdekt, en gezocht naar eventueel mogelijke oplossingen.</text:p>
      <text:list xml:id="list194027195643640" text:continue-list="list1072674267" text:style-name="WW8Num37">
        <text:list-item>
          <text:p text:style-name="P9">Oorzaak: een conflict tussen Xstream en piccolo</text:p>
        </text:list-item>
        <text:list-item>
          <text:p text:style-name="P9">Oplossingen: </text:p>
          <text:list>
            <text:list-item>
              <text:list>
                <text:list-item>
                  <text:p text:style-name="P9"><text:soft-page-break/>Piccolo weglaten</text:p>
                </text:list-item>
                <text:list-item>
                  <text:p text:style-name="P9">Xstream weglaten</text:p>
                </text:list-item>
                <text:list-item>
                  <text:p text:style-name="P9">Java bestanden aanpassen (programma lichtjes herschrijven)</text:p>
                  <text:list>
                    <text:list-item>
                      <text:list>
                        <text:list-item>
                          <text:p text:style-name="P9">Zonder overerving voor modules en Input / Output</text:p>
                        </text:list-item>
                        <text:list-item>
                          <text:p text:style-name="P9">Extra files voor aanmaken conf. Bestanden.</text:p>
                        </text:list-item>
                      </text:list>
                    </text:list-item>
                  </text:list>
                </text:list-item>
              </text:list>
            </text:list-item>
          </text:list>
        </text:list-item>
      </text:list>
      <text:p text:style-name="Standard"/>
      <text:p text:style-name="P49"><text:span text:style-name="T3">18 november</text:span><text:tab/></text:p>
      <text:p text:style-name="Standard"/>
      <text:p text:style-name="Standard">Methode om modules te verwijderen afgewerkt.</text:p>
      <text:p text:style-name="Standard"/>
      <text:p text:style-name="P50">19 november</text:p>
      <text:p text:style-name="P55"/>
      <text:list xml:id="list194028221812198" text:continue-numbering="true" text:style-name="WW8Num37">
        <text:list-item>
          <text:p text:style-name="P9"><text:span text:style-name="T4">Conlusie:</text:span> </text:p>
          <text:list>
            <text:list-item>
              <text:p text:style-name="P9">Beste oplossing = configuratie-objecten aanmaken vanuit Xstream. En van daaruit de modules aanmaken voor de workspace.</text:p>
            </text:list-item>
          </text:list>
        </text:list-item>
      </text:list>
      <text:p text:style-name="Standard"/>
      <text:p text:style-name="P50">21 november</text:p>
      <text:p text:style-name="P1"/>
      <text:list xml:id="list2334662362" text:style-name="WW8Num32">
        <text:list-item>
          <text:p text:style-name="P11">Modules inlezen via xml verder uitgewerkt:</text:p>
          <text:list>
            <text:list-item>
              <text:p text:style-name="P11">Vanuit xml worden nu configuratie-objecten gemaakt</text:p>
            </text:list-item>
            <text:list-item>
              <text:p text:style-name="P11">Commentaar toegevoegd aan code</text:p>
            </text:list-item>
            <text:list-item>
              <text:p text:style-name="P11">Klassen voor aanmaaken van module-objecten aangemaakt, gegevens worden ui configuratie-objecten gehaald.</text:p>
            </text:list-item>
          </text:list>
        </text:list-item>
        <text:list-item>
          <text:p text:style-name="P11"><text:soft-page-break/>in orde brengen van subversion.</text:p>
        </text:list-item>
      </text:list>
      <text:p text:style-name="Standard"/>
      <text:p text:style-name="P55">28 november</text:p>
      <text:p text:style-name="P1"/>
      <text:list xml:id="list397275114" text:style-name="WW8Num26">
        <text:list-item>
          <text:p text:style-name="P12">lijst van modules wordt nu getoond in het hoofdvenster, bovendien zal deze internalframe altijd op de voorgrond staan.</text:p>
        </text:list-item>
        <text:list-item>
          <text:p text:style-name="P12">Beide deelprojecten samengevoegd.</text:p>
        </text:list-item>
        <text:list-item>
          <text:p text:style-name="P12">confIput en confOutput aangemaakt</text:p>
        </text:list-item>
        <text:list-item>
          <text:p text:style-name="P12">Connection klasse aangemaakt</text:p>
        </text:list-item>
      </text:list>
      <text:p text:style-name="P1"/>
      <text:p text:style-name="P55">4 december</text:p>
      <text:p text:style-name="P1"/>
      <text:p text:style-name="Standard">Confmodules zijn bijgewerkt: overbodige data eruit gehaald,…</text:p>
      <text:p text:style-name="Standard"/>
      <text:p text:style-name="P56">5 december</text:p>
      <text:p text:style-name="P1"/>
      <text:p text:style-name="Standard">Modules worden nu ingelezen vanuit de klasse Simulator. Hierdoor wordt voorkomen dat bij een selectie een static methode moet worden opgeroepen uit de klasse Workspace.</text:p>
      <text:p text:style-name="Standard"/>
      <text:p text:style-name="Standard">Enkele kleine aanpassingen aan de klasse Simulator, zoals een ArrayList voor de Workspace frames.</text:p>
      <text:p text:style-name="Standard"/>
      <text:list xml:id="list194028114229336" text:continue-list="list194028221812198" text:style-name="WW8Num37">
        <text:list-item>
          <text:p text:style-name="P9">nog problemen: bij een selectie is workspace frame niet meer geselecteerd, en weten we niet welke frame actief was. En dus ook niet in welke frame er moet getekend worden.</text:p>
        </text:list-item>
      </text:list>
      <text:p text:style-name="P1"/>
      <text:p text:style-name="Standard">Vergadering met promotoren.</text:p>
      <text:p text:style-name="Standard">Opmerkingen:</text:p>
      <text:list xml:id="list4258222952" text:style-name="WW8Num43">
        <text:list-item>
          <text:p text:style-name="P13">Tekenen van lijnen met rechte hoeken mogelijk?</text:p>
        </text:list-item>
        <text:list-item>
          <text:p text:style-name="P13">Een ingang die niet is aangesloten komt overeen met de ingang aan de GND te hangen</text:p>
        </text:list-item>
        <text:list-item>
          <text:p text:style-name="P13">Bij het runnen van de schakeling:</text:p>
          <text:list>
            <text:list-item>
              <text:p text:style-name="P13">Motor tekenen met 3 leds :</text:p>
            </text:list-item>
          </text:list>
        </text:list-item>
      </text:list>
      <text:list xml:id="list671181394" text:style-name="WW8Num27">
        <text:list-item>
          <text:list>
            <text:list-item>
              <text:list>
                <text:list-item>
                  <text:list>
                    <text:list-item>
                      <text:p text:style-name="P14">aan / uit</text:p>
                    </text:list-item>
                    <text:list-item>
                      <text:p text:style-name="P14">vooruit / achteruit</text:p>
                    </text:list-item>
                    <text:list-item>
                      <text:p text:style-name="P14">snel / traag</text:p>
                    </text:list-item>
                  </text:list>
                </text:list-item>
              </text:list>
            </text:list-item>
            <text:list-item>
              <text:p text:style-name="P14">Sensors moeten klikbaar zijn (andere kleur, zodat zien wat klikbaar is)</text:p>
            </text:list-item>
          </text:list>
        </text:list-item>
      </text:list>
      <text:p text:style-name="Standard"/>
      <text:list xml:id="list194026749960224" text:continue-list="list194028114229336" text:style-name="WW8Num37">
        <text:list-item>
          <text:p text:style-name="P9">Doorsturen van werkende jar + link naar JRE</text:p>
        </text:list-item>
      </text:list>
      <text:p text:style-name="P57"/>
      <text:p text:style-name="Standard"><text:soft-page-break/></text:p>
      <text:p text:style-name="P55">7 december</text:p>
      <text:p text:style-name="P1"/>
      <text:p text:style-name="Standard">Gezocht naar een oplossing om bij een selectie van een module te weten op welke workspace dit moet worden getekend.</text:p>
      <text:p text:style-name="Standard"><text:span text:style-name="T4">Mogelijke oplossing</text:span>: als frame gedeselecteerd wordt, wordt de frame nummer hiervan bijgehouden.</text:p>
      <text:p text:style-name="Standard"/>
      <text:p text:style-name="Standard"><text:tab/><text:span text:style-name="T3">8 december</text:span></text:p>
      <text:p text:style-name="P1"/>
      <text:p text:style-name="Standard">De laatste module die geselecteerd wordt onthouden, en kan dus eventueel meerde malen opnieuw worden getekend, zonder opnieuw een selectie te moeten doen.</text:p>
      <text:p text:style-name="Standard"/>
      <text:p text:style-name="Standard"><text:tab/><text:span text:style-name="T3">12 december</text:span></text:p>
      <text:p text:style-name="P1"/>
      <text:list xml:id="list4283929501" text:style-name="WW8Num29">
        <text:list-item>
          <text:p text:style-name="P15">de geselecteerde module wordt getekend in de juiste workspace, bij een muisklik.</text:p>
        </text:list-item>
        <text:list-item>
          <text:p text:style-name="P15">XML files in orde gebracht: alle posities van in- en uitgangen zijn aangevuld</text:p>
        </text:list-item>
        <text:list-item>
          <text:p text:style-name="P15">Afbeeldingen worden allen op dezelfde grootte getekend.</text:p>
        </text:list-item>
        <text:list-item>
          <text:p text:style-name="P15">Er is een grafische terugkoppeling toegevoegd.</text:p>
        </text:list-item>
        <text:list-item>
          <text:p text:style-name="P15">Enkele kleine grafische aanpassingen</text:p>
        </text:list-item>
      </text:list>
      <text:p text:style-name="Standard"/>
      <text:p text:style-name="P55">16 december</text:p>
      <text:p text:style-name="P1"/>
      <text:p text:style-name="Standard">Grafische afwerkingen werden toegevoegd</text:p>
      <text:p text:style-name="Standard"><text:soft-page-break/></text:p>
      <text:p text:style-name="Standard"><text:tab/><text:span text:style-name="T3">19 december</text:span></text:p>
      <text:p text:style-name="P1"/>
      <text:list xml:id="list157817508" text:style-name="WW8Num39">
        <text:list-item>
          <text:p text:style-name="P16">fout (draghandler verdween) werd eruit gehaald.</text:p>
        </text:list-item>
        <text:list-item>
          <text:p text:style-name="P16">Constructor van connections uitgewerkt, zodat de elke in- en uitgang een naam krijgen.</text:p>
        </text:list-item>
        <text:list-item>
          <text:p text:style-name="P16">Controle toegevoegd op de verbinding van 2 uitgangen: een popup wordt getoond als 2 uitgangen worden verbonden.</text:p>
        </text:list-item>
        <text:list-item>
          <text:p text:style-name="P16">Niet meer mogelijk om van 1 node meerdere verbindingen te maken.</text:p>
        </text:list-item>
        <text:list-item>
          <text:p text:style-name="P16">Elke node kan niet meer met zichzelf worden verbonden.</text:p>
        </text:list-item>
      </text:list>
      <text:p text:style-name="Standard"/>
      <text:p text:style-name="P55">5 februari</text:p>
      <text:p text:style-name="P1"/>
      <text:list xml:id="list407364252" text:style-name="WW8Num23">
        <text:list-item>
          <text:p text:style-name="P17">Overbodige code eruit gehaald</text:p>
        </text:list-item>
        <text:list-item>
          <text:p text:style-name="P17">Imports apart gezet, ipv volledige swing en awt klasse te importeren</text:p>
        </text:list-item>
        <text:list-item>
          <text:p text:style-name="P17">nieuw project aangemaakt, voor het uitzoeken van hoe de save functie te implementeren</text:p>
        </text:list-item>
      </text:list>
      <text:p text:style-name="Standard"/>
      <text:p text:style-name="P59"><text:span text:style-name="T3"><text:tab/>19 februari</text:span></text:p>
      <text:p text:style-name="P1"/>
      <text:list xml:id="list3672684651" text:style-name="WW8Num7">
        <text:list-item>
          <text:p text:style-name="P18">oude code voorzien van de nodige commentaar, en de mogelijkheid voorzien tot het aanmaken van een API</text:p>
        </text:list-item>
        <text:list-item>
          <text:p text:style-name="P18">overlopen hoe, wat en in welk formaat we willen opslaan en uitlezen</text:p>
        </text:list-item>
      </text:list>
      <text:p text:style-name="Standard"/>
      <text:p text:style-name="P59"><text:span text:style-name="T3"><text:tab/>21 februari</text:span></text:p>
      <text:p text:style-name="P1"><text:soft-page-break/></text:p>
      <text:p text:style-name="Standard">Bespreken van hoe we het programmeren van de simulator zullen aanpakken.</text:p>
      <text:p text:style-name="Standard">Voorbeeldprogramma gekregen van mijnheer Rutten.</text:p>
      <text:p text:style-name="Standard"/>
      <text:p text:style-name="Standard"><text:tab/><text:span text:style-name="T3">26 februari</text:span></text:p>
      <text:p text:style-name="P1"/>
      <text:p text:style-name="Standard">Begonnen met opstellen van het eindrapport. Al uitgeschreven:</text:p>
      <text:list xml:id="list854500947" text:style-name="WW8Num8">
        <text:list-item>
          <text:p text:style-name="P19">situering</text:p>
        </text:list-item>
        <text:list-item>
          <text:p text:style-name="P19">probleemstelling</text:p>
        </text:list-item>
        <text:list-item>
          <text:p text:style-name="P19">doelstelling</text:p>
        </text:list-item>
        <text:list-item>
          <text:p text:style-name="P19">methode</text:p>
        </text:list-item>
        <text:list-item>
          <text:p text:style-name="P19">overzicht modules (voor bijlage)</text:p>
        </text:list-item>
      </text:list>
      <text:p text:style-name="P54">en dan gestart met schrijven deel over waarom de keuze voor java.</text:p>
      <text:p text:style-name="P54"/>
      <text:p text:style-name="P55">27 februari</text:p>
      <text:p text:style-name="P1"/>
      <text:p text:style-name="Standard">Verder schrijven aan de keuze over java, vooral opzoekwerk over de andere mogelijke kandidaten (VB.NET; C++, C# ).</text:p>
      <text:p text:style-name="Standard">Gestart met schrijven waarom piccolo gekozen werd</text:p>
      <text:p text:style-name="Standard"/>
      <text:p text:style-name="Standard"><text:tab/><text:span text:style-name="T3">28 februari</text:span></text:p>
      <text:p text:style-name="P1"/>
      <text:p text:style-name="Standard"><text:soft-page-break/>Keuze van java bijna af (enkel nog java zelf uitleggen + besluit)</text:p>
      <text:p text:style-name="Standard">Keuze van piccolo bijna af (enkel nog piccolo zelf + besluit)</text:p>
      <text:p text:style-name="Standard">Al afgewerkte delen:</text:p>
      <text:list xml:id="list194027466098421" text:continue-numbering="true" text:style-name="WW8Num8">
        <text:list-item>
          <text:p text:style-name="P19">ontwikkelomgeving</text:p>
        </text:list-item>
        <text:list-item>
          <text:p text:style-name="P19">subversion</text:p>
        </text:list-item>
      </text:list>
      <text:p text:style-name="P55">2 maart</text:p>
      <text:p text:style-name="P1"/>
      <text:p text:style-name="Standard">deel verder afgewerkt</text:p>
      <text:list xml:id="list194026904787907" text:continue-numbering="true" text:style-name="WW8Num8">
        <text:list-item>
          <text:p text:style-name="P19">Piccolo</text:p>
        </text:list-item>
      </text:list>
      <text:p text:style-name="P55"/>
      <text:p text:style-name="P55">5 maart</text:p>
      <text:p text:style-name="P1"/>
      <text:list xml:id="list993296197" text:style-name="WW8Num20">
        <text:list-item>
          <text:p text:style-name="P20">Nakijken van de test code voor het saven van workspaces + invoegen in simulator</text:p>
        </text:list-item>
        <text:list-item>
          <text:p text:style-name="P20">Schrijven van het voortgangsrapport.</text:p>
        </text:list-item>
        <text:list-item>
          <text:p text:style-name="P20">Verbeteren van onderzoeksopzet ( situering, probleemstelling, doelstelling, methode)</text:p>
        </text:list-item>
      </text:list>
      <text:p text:style-name="Standard"/>
      <text:p text:style-name="P59"><text:span text:style-name="T3"><text:tab/>6 maart</text:span></text:p>
      <text:p text:style-name="P1"/>
      <text:p text:style-name="Standard">Aanpassen voortgangsrapport</text:p>
      <text:p text:style-name="Standard"/>
      <text:p text:style-name="Standard"><text:tab/><text:span text:style-name="T3">11 maart</text:span></text:p>
      <text:p text:style-name="P1"><text:soft-page-break/></text:p>
      <text:list xml:id="list2031363452" text:style-name="WW8Num15">
        <text:list-item>
          <text:p text:style-name="P21">Methode om op te slaan afgewerkt</text:p>
        </text:list-item>
        <text:list-item>
          <text:p text:style-name="P21">Methode toegevoegd voor opslaan als</text:p>
        </text:list-item>
      </text:list>
      <text:list xml:id="list4109359222" text:style-name="WW8Num41">
        <text:list-item>
          <text:list>
            <text:list-item>
              <text:p text:style-name="P22">Alles wordt opgeslaan als txt (zonder extensie te hoeven typen)</text:p>
            </text:list-item>
            <text:list-item>
              <text:p text:style-name="P22">Filechooser heeft een filefilter zodat enkel txt bestanden worden getoond</text:p>
            </text:list-item>
            <text:list-item>
              <text:p text:style-name="P22">Enkel als de workspace nog niet is opgeslagen zal er een filechooser verschijnen (bij de oproep om te saven)</text:p>
            </text:list-item>
          </text:list>
        </text:list-item>
      </text:list>
      <text:p text:style-name="Standard"/>
      <text:p text:style-name="P55">12 maart</text:p>
      <text:p text:style-name="P1"/>
      <text:p text:style-name="Standard">Gestart met het invoegen van de mogelijkheid om een opgeslagen schakeling te laden.</text:p>
      <text:p text:style-name="Standard"/>
      <text:p text:style-name="Standard"><text:tab/><text:span text:style-name="T3">13 maart</text:span></text:p>
      <text:p text:style-name="P1"/>
      <text:list xml:id="list4225368862" text:style-name="WW8Num44">
        <text:list-item>
          <text:p text:style-name="P23">De code aanpassen: Nederlandse termen en commentaar omzetten naar Engels. Zodat niet de 2 talen door elkaar wordt gebruikt.</text:p>
        </text:list-item>
        <text:list-item>
          <text:p text:style-name="P23">Verder werken aan het laden.</text:p>
        </text:list-item>
      </text:list>
      <text:p text:style-name="Standard"/>
      <text:p text:style-name="P60"><text:span text:style-name="T3"><text:tab/>14 maart</text:span></text:p>
      <text:p text:style-name="P1"/>
      <text:list xml:id="list2553388955" text:style-name="WW8Num24">
        <text:list-item>
          <text:p text:style-name="P24">Verder werken aan de methode om te laden.</text:p>
        </text:list-item>
      </text:list>
      <text:list xml:id="list3418347186" text:style-name="WW8Num21">
        <text:list-item>
          <text:p text:style-name="P25">XML termen ook naar Engels omgezet.</text:p>
        </text:list-item>
      </text:list>
      <text:p text:style-name="Standard"/>
      <text:p text:style-name="Standard"><text:soft-page-break/><text:tab/><text:span text:style-name="T3">15 maart</text:span></text:p>
      <text:p text:style-name="P1"/>
      <text:p text:style-name="Standard">Laden van schakelingen voltooid.</text:p>
      <text:p text:style-name="Standard"/>
      <text:p text:style-name="Standard"><text:tab/><text:span text:style-name="T3">17 maart</text:span></text:p>
      <text:p text:style-name="P1"/>
      <text:list xml:id="list194026806794437" text:continue-numbering="true" text:style-name="WW8Num21">
        <text:list-item>
          <text:p text:style-name="P25">Code nu volledig in het Engels, met uitzondering van namen voor modules en tekst die aan gebruiker wordt getoond.</text:p>
        </text:list-item>
        <text:list-item>
          <text:p text:style-name="P25">Aanmaken nieuw venster voor eigenlijke simulatie (problemen opgetreden bij het willen toevoegen van een nieuwe menubar met een ‘Run-knop’</text:p>
        </text:list-item>
      </text:list>
      <text:p text:style-name="Standard"/>
      <text:p text:style-name="P59"><text:span text:style-name="T3"><text:tab/>18 maart</text:span></text:p>
      <text:p text:style-name="P1"/>
      <text:list xml:id="list3098690649" text:style-name="WW8Num18">
        <text:list-item>
          <text:p text:style-name="P26">probleem met ‘Run-knop’ opgelost</text:p>
        </text:list-item>
        <text:list-item>
          <text:p text:style-name="P26">schakeling wordt getoond in het simulatie venster</text:p>
        </text:list-item>
        <text:list-item>
          <text:p text:style-name="P26">trein toegevoegd om verbindingen mogelijk te maken. Trein wordt standaard getekend bij het openen van een nieuwe workspace + maar 1 trein kan er worden geplaatst</text:p>
        </text:list-item>
      </text:list>
      <text:p text:style-name="Standard"/>
      <text:p text:style-name="P59"><text:span text:style-name="T3"><text:tab/>24 maart</text:span></text:p>
      <text:p text:style-name="P1"/>
      <text:list xml:id="list1039657528" text:style-name="WW8Num42">
        <text:list-item>
          <text:p text:style-name="P27">aanpassen van de methode om te laden, zodat ook de trein en zijn verbindingen wordt ingelezen.</text:p>
        </text:list-item>
        <text:list-item>
          <text:p text:style-name="P27">Trein kan niet meer worden verwijderd uit de workspace</text:p>
        </text:list-item>
        <text:list-item>
          <text:p text:style-name="P27">Extra bestanden aangemaakt zodat de LED’s kunnen getekend worden en oplichten mogelijk. </text:p>
        </text:list-item>
      </text:list>
      <text:p text:style-name="Standard"/>
      <text:p text:style-name="P57"><text:soft-page-break/><text:span text:style-name="T3"><text:tab/>25 maart</text:span></text:p>
      <text:p text:style-name="P1"/>
      <text:list xml:id="list3298455717" text:style-name="WW8Num35">
        <text:list-item>
          <text:p text:style-name="P28">Zorgen dat de posities en de vorm van de LED’s wordt ingelezen vanuit de XML bestanden.</text:p>
        </text:list-item>
        <text:list-item>
          <text:p text:style-name="P28">Connection, Input en Output klasses aangepast voor een betere verwerking van de modules.</text:p>
        </text:list-item>
        <text:list-item>
          <text:p text:style-name="P28">De process methodes geschreven om van de gegeven uitgangen de uitgang te berekenen.</text:p>
        </text:list-item>
      </text:list>
      <text:p text:style-name="Standard"/>
      <text:p text:style-name="P57"><text:span text:style-name="T3"><text:tab/>26 maart</text:span></text:p>
      <text:p text:style-name="P1"/>
      <text:list xml:id="list710032786" text:style-name="WW8Num31">
        <text:list-item>
          <text:p text:style-name="P29">Nieuwe package aangemaakt, voor de simulatie uit te voeren.</text:p>
        </text:list-item>
        <text:list-item>
          <text:p text:style-name="P29">Raamwerk van de nodig geachte java-bestanden voor de simulatie.</text:p>
        </text:list-item>
        <text:list-item>
          <text:p text:style-name="P29">Uitzoeken van hoe we een log bestand kunnen bijhouden via log4j, ontwikkeld onder het Jakarta Apache project, of met de log API van Sun zelf.</text:p>
        </text:list-item>
      </text:list>
      <text:p text:style-name="P1"/>
      <text:p text:style-name="P58"><text:tab/>27 maart</text:p>
      <text:p text:style-name="P1"/>
      <text:list xml:id="list1851931426" text:style-name="WW8Num6">
        <text:list-item>
          <text:p text:style-name="P30">Aanvullen van enkele java bestanden nodig voor de simulatie.</text:p>
        </text:list-item>
        <text:list-item>
          <text:p text:style-name="P30">XML bestanden aangepast. De in- en uitgangen zullen nu een status false krijgen, zonder dit te vermelden in XML. Bij de start van de simulatie zal dan de juiste waarde worden ingevuld bij het initializeren.</text:p>
        </text:list-item>
      </text:list>
      <text:p text:style-name="P1"/>
      <text:p text:style-name="P1"><text:tab/>31 maart</text:p>
      <text:p text:style-name="P1"/>
      <text:p text:style-name="Standard">Eerste versie van het raamwerk voor het eindrapport aangemaakt</text:p>
      <text:p text:style-name="P1"/>
      <text:p text:style-name="P1"><text:soft-page-break/></text:p>
      <text:p text:style-name="P1"><text:tab/>1 april</text:p>
      <text:p text:style-name="P1"/>
      <text:list xml:id="list194026854319715" text:continue-numbering="true" text:style-name="WW8Num6">
        <text:list-item>
          <text:p text:style-name="P30">Uitschrijven van keuze Java afgewerkt</text:p>
        </text:list-item>
        <text:list-item>
          <text:p text:style-name="P30">Uitschrijven van xml, de workspace, de API en javadoc</text:p>
        </text:list-item>
        <text:list-item>
          <text:p text:style-name="P30">Verklarende woordenlijst toegevoegd </text:p>
        </text:list-item>
        <text:list-item>
          <text:p text:style-name="P30">Raamwerk aangepast</text:p>
        </text:list-item>
      </text:list>
      <text:p text:style-name="P1"/>
      <text:p text:style-name="P61"><text:span text:style-name="T3">2 april</text:span></text:p>
      <text:p text:style-name="P1"/>
      <text:p text:style-name="Standard">Aanvulling van de huidige afgewerkte delen voor eindwerk:</text:p>
      <text:list xml:id="list194028695471612" text:continue-list="list194026904787907" text:style-name="WW8Num8">
        <text:list-item>
          <text:p text:style-name="P19">waarom keuze voor java + vergelijken met andere talen</text:p>
        </text:list-item>
        <text:list-item>
          <text:p text:style-name="P19">API + javadoc</text:p>
        </text:list-item>
        <text:list-item>
          <text:p text:style-name="P19">de workspace</text:p>
        </text:list-item>
      </text:list>
      <text:p text:style-name="Standard"/>
      <text:p text:style-name="P55">3 april</text:p>
      <text:p text:style-name="P1"/>
      <text:list xml:id="list1121087457" text:style-name="WW8Num36">
        <text:list-item>
          <text:p text:style-name="P31">Toevoegen van een tekst over het gebruik van een logger bibliotheek.</text:p>
        </text:list-item>
        <text:list-item>
          <text:p text:style-name="P31">Toevoegen van commentaar bij het gedeelte van de simulatie, met uitleg over wat de methodes zullen moeten uitvoeren.</text:p>
        </text:list-item>
      </text:list>
      <text:p text:style-name="Standard"/>
      <text:p text:style-name="P62">9 april</text:p>
      <text:p text:style-name="P1"><text:soft-page-break/></text:p>
      <text:p text:style-name="Standard">Entity, outchannel en inchannel klasse verplaatst naar Module, Input, Output en Connection</text:p>
      <text:p text:style-name="P32"/>
      <text:p text:style-name="P59"><text:span text:style-name="T8"><text:tab/></text:span><text:span text:style-name="T3">11 april</text:span></text:p>
      <text:p text:style-name="P1"/>
      <text:p text:style-name="Standard">Verwijderen van overbodige klasses, methodes en variabelen uit de SSF API.</text:p>
      <text:p text:style-name="Standard"/>
      <text:p text:style-name="Standard"><text:tab/><text:span text:style-name="T3">13 april</text:span></text:p>
      <text:p text:style-name="P1"/>
      <text:p text:style-name="Standard">Run klasse aangepast, zodat er de schakelaar kan aan- of uitgezet kan worden. Maar er trad een error op in de module klasse, nog geen oplossing gevonden.</text:p>
      <text:p text:style-name="Standard"/>
      <text:p text:style-name="Standard"><text:tab/><text:span text:style-name="T3">14 april</text:span></text:p>
      <text:p text:style-name="P1"/>
      <text:list xml:id="list3147110774" text:style-name="WW8Num19">
        <text:list-item>
          <text:p text:style-name="P34">Het probleem met de module klasse is opgelost, door bij de process klasse implements serializable toe te voegen.</text:p>
        </text:list-item>
        <text:list-item>
          <text:p text:style-name="P34">Afbeelding toegevoegd voor een schakelaar die in uitpositie staat.</text:p>
        </text:list-item>
        <text:list-item>
          <text:p text:style-name="P34">De afbeelding van de zoemer is voorzien van een LED. </text:p>
        </text:list-item>
        <text:list-item>
          <text:p text:style-name="P34">De schakelaar kan verschoven worden. Bovendien worden alle nodige gegevens uitgelezen vanuit XML.</text:p>
        </text:list-item>
      </text:list>
      <text:p text:style-name="Standard"/>
      <text:p text:style-name="Standard"><text:tab/><text:span text:style-name="T3">15 april</text:span></text:p>
      <text:p text:style-name="P1"/>
      <text:list xml:id="list2093350994" text:style-name="WW8Num17">
        <text:list-item>
          <text:p text:style-name="P35">Code herschrijven als voorbereiding op simulatie</text:p>
        </text:list-item>
        <text:list-item>
          <text:p text:style-name="P35"><text:soft-page-break/>Drukknop, magneetschakelaar, lichtsensor en botsingssensor kunnen van status veranderen door erop te klikken</text:p>
        </text:list-item>
        <text:list-item>
          <text:p text:style-name="P35">Toevoeging van 2<text:span text:style-name="T7">de</text:span> afbeelding voor magneetschakelaar en lichtsensor</text:p>
        </text:list-item>
        <text:list-item>
          <text:p text:style-name="P35">Trein is bij simulatie voorzien van 3 LED’s en de status van de 3 ingangen wordt weergegeven</text:p>
        </text:list-item>
        <text:list-item>
          <text:p text:style-name="P35">Herschikken van code: simulation klasse verwijderd, en zijn methodes verplaatst naar run klasse</text:p>
        </text:list-item>
      </text:list>
      <text:p text:style-name="Standard">===&gt; code nu volledig voorzien om simulatie te starten</text:p>
      <text:p text:style-name="Standard"/>
      <text:p text:style-name="Standard"><text:tab/></text:p>
      <text:p text:style-name="Standard"/>
      <text:p text:style-name="Standard"/>
      <text:p text:style-name="P49"><text:span text:style-name="T3">16 april</text:span></text:p>
      <text:p text:style-name="P58"/>
      <text:list xml:id="list194027266436487" text:continue-numbering="true" text:style-name="WW8Num17">
        <text:list-item>
          <text:p text:style-name="P35">Resterende process methodes uitgeschreven</text:p>
        </text:list-item>
        <text:list-item>
          <text:p text:style-name="P35">Mapping van connecties wordt aangemaakt bij het tekenen van lijnen en unmapped bij verwijderen van lijnen, de mapping wordt nu in de Connection klasse bijgehouden</text:p>
        </text:list-item>
        <text:list-item>
          <text:p text:style-name="P35">Initialiseren van modules voor start simulatie geschreven</text:p>
        </text:list-item>
        <text:list-item>
          <text:p text:style-name="P35">In module mùethode voorzien voor het detecteren van zwevende ingangen</text:p>
        </text:list-item>
        <text:list-item>
          <text:p text:style-name="P35">Code iets herschreven voor events te verwerken.</text:p>
        </text:list-item>
      </text:list>
      <text:p text:style-name="P1"/>
      <text:p text:style-name="Standard"><text:span text:style-name="T3"><text:tab/>22 april</text:span></text:p>
      <text:p text:style-name="P1"/>
      <text:list xml:id="list4290672237" text:style-name="WW8Num33">
        <text:list-item>
          <text:p text:style-name="P36">Foutje in algoritme voor initialisering van modules eruit gehaald</text:p>
        </text:list-item>
        <text:list-item>
          <text:p text:style-name="P36">De methode joinAll is hernoemd tot simulate</text:p>
        </text:list-item>
        <text:list-item>
          <text:p text:style-name="P36"><text:soft-page-break/>Logger toegevoegd</text:p>
        </text:list-item>
        <text:list-item>
          <text:p text:style-name="P36">Fout door een typfout bij het inladen aangepast</text:p>
        </text:list-item>
        <text:list-item>
          <text:p text:style-name="P36">Raamwerk aangevuld met al de reeds geschreven teksten + in orde maken van alle normen voor de deadline van communicatie</text:p>
        </text:list-item>
      </text:list>
      <text:p text:style-name="Standard"/>
      <text:p text:style-name="Standard">!!!! ERROR !!!!</text:p>
      <text:p text:style-name="Standard">Connection.mappedto().getParent() gaf null-verwijzing doordat bij het opstarten van Run de modules gekopieerd werden en de verwijzingen van de mapping niet meer klopte. Voorlopig verwijzing van modules gekopieerd in Run, nog aanpassen zodat alles gekopieerd wordt.</text:p>
      <text:p text:style-name="Standard"/>
      <text:p text:style-name="P60"><text:span text:style-name="T3"><text:tab/>23 april</text:span></text:p>
      <text:p text:style-name="P33"/>
      <text:list xml:id="list194027030337192" text:continue-numbering="true" text:style-name="WW8Num33">
        <text:list-item>
          <text:p text:style-name="P36">verwerking van processen en events aangepast + processState van de modules laten wijzigen op de gepaste plaatsen</text:p>
        </text:list-item>
        <text:list-item>
          <text:p text:style-name="P36">alle sensors kunnen events genereren + hun output wordt geüpdate en de kleur van de node wordt aangepast</text:p>
        </text:list-item>
        <text:list-item>
          <text:p text:style-name="P36">events worden gegenereerd in een arrayList van de hoofdklasse voor het simuleren</text:p>
        </text:list-item>
        <text:list-item>
          <text:p text:style-name="P36">Logger.doc afgewerkt en opslaan/opslaan als en laden uitgeschreven</text:p>
        </text:list-item>
      </text:list>
      <text:p text:style-name="Standard"/>
      <text:p text:style-name="Standard">Nu ook afgewerkte delen van eindrapport:</text:p>
      <text:list xml:id="list194028126313550" text:continue-list="list194028695471612" text:style-name="WW8Num8">
        <text:list-item>
          <text:p text:style-name="P19">logboek bibliotheek</text:p>
        </text:list-item>
        <text:list-item>
          <text:p text:style-name="P19">opslaan / opslaan als</text:p>
        </text:list-item>
        <text:list-item>
          <text:p text:style-name="P19">laden</text:p>
        </text:list-item>
      </text:list>
      <text:p text:style-name="Standard"/>
      <text:p text:style-name="Standard"><text:tab/><text:span text:style-name="T3">29 april</text:span></text:p>
      <text:p text:style-name="P1"/>
      <text:list xml:id="list2105370378" text:style-name="WW8Num2">
        <text:list-item>
          <text:p text:style-name="P37"><text:soft-page-break/>probleem bij de mapping in de connections is opgelost</text:p>
        </text:list-item>
        <text:list-item>
          <text:p text:style-name="P37">bij het laden wordt nu de geopende workspace actief</text:p>
        </text:list-item>
        <text:list-item>
          <text:p text:style-name="P37">abstract geschreven</text:p>
        </text:list-item>
        <text:list-item>
          <text:p text:style-name="P37">simulatie afgewerkt</text:p>
        </text:list-item>
      </text:list>
      <text:p text:style-name="Standard">======&gt; Probleem opgetreden: wanneer sensor/schakelaar/... rechtstreeks of via een wachtmodule naar de trein gaan, komen er geen events aan op de trein ingangen !!!!</text:p>
      <text:p text:style-name="Standard"/>
      <text:p text:style-name="Standard"/>
      <text:p text:style-name="Standard"/>
      <text:p text:style-name="Standard"/>
      <text:p text:style-name="Standard"><text:tab/><text:span text:style-name="T3">30 april</text:span></text:p>
      <text:p text:style-name="P1"/>
      <text:list xml:id="list194027296323267" text:continue-numbering="true" text:style-name="WW8Num2">
        <text:list-item>
          <text:p text:style-name="P37">enkele foutjes uit het programma gehaald, nu hebben we een volledig werkende simulator.</text:p>
        </text:list-item>
        <text:list-item>
          <text:p text:style-name="P37">Leds lichten ook op bij simulatie en de tekst verandert bij de trein als de ingang wijzigt</text:p>
        </text:list-item>
        <text:list-item>
          <text:p text:style-name="P37">Titel van workspace is nu aangepast aan de filename, iconen aangepast van internal frames</text:p>
        </text:list-item>
        <text:list-item>
          <text:p text:style-name="P37">controle toegevoegd of er een workspace aanwezig is voor module getekend kan worden.</text:p>
        </text:list-item>
      </text:list>
      <text:p text:style-name="Standard"/>
      <text:p text:style-name="P62">1 mei</text:p>
      <text:p text:style-name="P1"/>
      <text:list xml:id="list194027349290272" text:continue-numbering="true" text:style-name="WW8Num2">
        <text:list-item>
          <text:p text:style-name="P37">flipflop werkt nu ook. De gemapte connectie wordt nu bij process meegegeven. Door overriding wordt deze enkel bij de process van flipflop gebruikt.</text:p>
        </text:list-item>
        <text:list-item>
          <text:p text:style-name="P37">Foutje bij inladen ivm index verwijderd</text:p>
        </text:list-item>
        <text:list-item>
          <text:p text:style-name="P37">Scrollbars aan Run toegevoegd indien nodig</text:p>
        </text:list-item>
        <text:list-item>
          <text:p text:style-name="P37"><text:soft-page-break/>Oplichten van nodes bij verwijderen lijn aangepast</text:p>
        </text:list-item>
      </text:list>
      <text:p text:style-name="Standard"/>
      <text:p text:style-name="P55"><text:s/>3 mei</text:p>
      <text:p text:style-name="P1"/>
      <text:p text:style-name="Standard">Processing anders geschreven. Reeds bij het oproepen wordt de juiste processing gebruikt. Hierdoor moeten er minder methodes worden voorzien.</text:p>
      <text:p text:style-name="Standard"/>
      <text:p text:style-name="Standard"><text:tab/><text:span text:style-name="T3">5 mei</text:span></text:p>
      <text:p text:style-name="P1"/>
      <text:list xml:id="list183487898" text:style-name="WW8Num38">
        <text:list-item>
          <text:p text:style-name="P38">Xstream verder uitgeschreven.</text:p>
        </text:list-item>
        <text:list-item>
          <text:p text:style-name="P38">XML sjabloon voor in bijlagelijst, voorzien van de nodige uitleg.</text:p>
        </text:list-item>
        <text:list-item>
          <text:p text:style-name="P38">Verbeteren van abstract en doorsturen naar docent communicatie</text:p>
        </text:list-item>
      </text:list>
      <text:p text:style-name="Standard"/>
      <text:p text:style-name="Standard">Afgewerkte delen:</text:p>
      <text:list xml:id="list194028499430531" text:continue-list="list194028126313550" text:style-name="WW8Num8">
        <text:list-item>
          <text:p text:style-name="P19"><text:s/>XML en Xstream</text:p>
        </text:list-item>
        <text:list-item>
          <text:p text:style-name="P19"><text:s/>XML sjabloon</text:p>
        </text:list-item>
      </text:list>
      <text:p text:style-name="Standard"/>
      <text:p text:style-name="P55">6 mei</text:p>
      <text:p text:style-name="P1"/>
      <text:list xml:id="list1380813085" text:style-name="WW8Num13">
        <text:list-item>
          <text:p text:style-name="P39">Een verwijzing toegevoegd bij connection, een verwijzing naar de link waartoe hij behoort</text:p>
        </text:list-item>
      </text:list>
      <text:list xml:id="list864689940" text:style-name="WW8Num12">
        <text:list-item>
          <text:p text:style-name="P40">Bij het simuleren worden de links opnieuw aangemaakt</text:p>
        </text:list-item>
        <text:list-item>
          <text:p text:style-name="P40">De module (owner) wordt bijgehouden in een connectie. getParent() niet meer nodig, en dus ook geen typecasting.</text:p>
        </text:list-item>
        <text:list-item>
          <text:p text:style-name="P40"><text:soft-page-break/>De mapping is verwijdert. De methodes zijn echter gebleven, maar nu aan de hand van de bijgehouden link. Methodes zoals mappedto(); unmap;…</text:p>
        </text:list-item>
        <text:list-item>
          <text:p text:style-name="P40">Voor het verwerken van een module moet er een event worden meegegeven</text:p>
        </text:list-item>
        <text:list-item>
          <text:p text:style-name="P40">Mouselisteners verplaatst naar de module</text:p>
        </text:list-item>
      </text:list>
      <text:p text:style-name="Standard"/>
      <text:p text:style-name="P55">7 mei</text:p>
      <text:p text:style-name="P55"/>
      <text:list xml:id="list194027259420937" text:continue-numbering="true" text:style-name="WW8Num12">
        <text:list-item>
          <text:p text:style-name="P40">Namen van connecties zijn aangepast in XML. Nu kan elke connectie een connectie van het zelfde signaal herkennen aan zijn naam.</text:p>
        </text:list-item>
        <text:list-item>
          <text:p text:style-name="P40">ProcessState is verwijderd</text:p>
        </text:list-item>
        <text:list-item>
          <text:p text:style-name="P40">In connection is er een methode getSignal toegevoegd. Hierin wordt aangegeven bij welk signaal een connectie hoort (wordt uit de naam van de connectie gefilterd).</text:p>
        </text:list-item>
        <text:list-item>
          <text:p text:style-name="P40">getSignalInputs methode in connection gezet. Hiermee verkrijgen we een arrayList met alle inputs van een bepaald signaal (het nodige signaal moet als parameter worden meegegeven.</text:p>
        </text:list-item>
        <text:list-item>
          <text:p text:style-name="P40">Enkele warnings verwijderd.</text:p>
        </text:list-item>
        <text:list-item>
          <text:p text:style-name="P40">Het unmapping van een connectie aangepast.</text:p>
        </text:list-item>
        <text:list-item>
          <text:p text:style-name="P40">Het initialiseren van alle modules gebeurt aan de hand van events.</text:p>
        </text:list-item>
        <text:list-item>
          <text:p text:style-name="P40">Toevoegen van Linkset voor een eenvoudigere controle als 2 outputs zijn verbonden, eventueel onrechtstreeks.</text:p>
          <text:list>
            <text:list-item>
              <text:p text:style-name="P40">Linkset wordt aangemaakt bij het tekenen van een lijn</text:p>
            </text:list-item>
            <text:list-item>
              <text:p text:style-name="P40">Verwijderen bij verwijderen van een lijn</text:p>
            </text:list-item>
          </text:list>
        </text:list-item>
        <text:list-item>
          <text:p text:style-name="P40">Event afhandeling aangepast</text:p>
        </text:list-item>
        <text:list-item>
          <text:p text:style-name="P40">Inputs kunnen ook events genereren, met een delay van 0.</text:p>
        </text:list-item>
        <text:list-item>
          <text:p text:style-name="P40">Een update, en licht herschrijven van alle process methodes van de modules</text:p>
        </text:list-item>
      </text:list>
      <text:p text:style-name="Standard"/>
      <text:p text:style-name="P54"><text:span text:style-name="T3">9 mei</text:span></text:p>
      <text:p text:style-name="P1"><text:soft-page-break/></text:p>
      <text:list xml:id="list560624946" text:style-name="WW8Num16">
        <text:list-item>
          <text:p text:style-name="P41">Toevoegen van een controle bij het tekenen van lijnen. Aan de hand van linksets wordt gecontroleerd als 2 outputs worden verbonden, eventueel onrechtstreeks</text:p>
        </text:list-item>
        <text:list-item>
          <text:p text:style-name="P41">Aanpassen kleuren van nodes bij het tekenen.</text:p>
        </text:list-item>
      </text:list>
      <text:p text:style-name="P1"/>
      <text:p text:style-name="P55">10 mei</text:p>
      <text:p text:style-name="P1"/>
      <text:list xml:id="list2324789616" text:style-name="WW8Num5">
        <text:list-item>
          <text:p text:style-name="P42">Volledig uitschrijven van de inleiding voor het eerste hoofdstuk (ontwerptechnieken)</text:p>
        </text:list-item>
        <text:list-item>
          <text:p text:style-name="P42">Aanpassen van het raamwerk</text:p>
        </text:list-item>
      </text:list>
      <text:p text:style-name="Standard"/>
      <text:p text:style-name="P55">12 mei</text:p>
      <text:p text:style-name="P1"/>
      <text:list xml:id="list1253954352" text:style-name="WW8Num11">
        <text:list-item>
          <text:p text:style-name="P43">de index van de modules wordt aangepast bij het verwijderen van een module. Zo wordt een out of bounds exception vermeden bij het simuleren.</text:p>
        </text:list-item>
        <text:list-item>
          <text:p text:style-name="P43">Addlisteners en colornodes verplaats naar de modules. Hierdoor is er geen vergelijking meer nodig op de naam van modules.</text:p>
        </text:list-item>
        <text:list-item>
          <text:p text:style-name="P43">Bij het verwijderen van een lijn, word de linkset opgesplitst indien nodig.</text:p>
        </text:list-item>
        <text:list-item>
          <text:p text:style-name="P43">Toevoegen commentaar.</text:p>
        </text:list-item>
      </text:list>
      <text:p text:style-name="P1"/>
      <text:p text:style-name="P55">13 mei</text:p>
      <text:p text:style-name="P1"/>
      <text:list xml:id="list1903076009" text:style-name="WW8Num28">
        <text:list-item>
          <text:p text:style-name="P44">Lussen worden voorkomen. Er worden enkel events gegenereert als er een wijziging optreedt aan de ingang.</text:p>
        </text:list-item>
        <text:list-item>
          <text:p text:style-name="P44">Een workspace wordt geactiveerd bij het openen van een nieuw scherm.</text:p>
        </text:list-item>
        <text:list-item>
          <text:p text:style-name="P44">Verwijderen enkele foutjes bij de process methode van een flip flop</text:p>
        </text:list-item>
        <text:list-item>
          <text:p text:style-name="P44"><text:soft-page-break/>Acties worden gestopt bij een rechtermuisklik</text:p>
        </text:list-item>
        <text:list-item>
          <text:p text:style-name="P44">Inleiding toegevoegd voor eerste hoofdstuk</text:p>
        </text:list-item>
      </text:list>
      <text:p text:style-name="Standard"/>
      <text:p text:style-name="Standard">Afgewerkte delen:</text:p>
      <text:p text:style-name="P63">19. Inleiding ontwerptechnieken</text:p>
      <text:p text:style-name="Standard"/>
      <text:p text:style-name="P55"/>
      <text:p text:style-name="P55"/>
      <text:p text:style-name="P1"/>
      <text:p text:style-name="P55">14 mei</text:p>
      <text:p text:style-name="P1"/>
      <text:list xml:id="list194027569434880" text:continue-numbering="true" text:style-name="WW8Num28">
        <text:list-item>
          <text:p text:style-name="P44">Methode containsSignal toegevoegd aan LinkSet</text:p>
        </text:list-item>
        <text:list-item>
          <text:p text:style-name="P44">Structuiur LinkSet en Link aangepast</text:p>
        </text:list-item>
        <text:list-item>
          <text:p text:style-name="P44">Oplossen van oneindige lussen</text:p>
        </text:list-item>
      </text:list>
      <text:p text:style-name="Standard"/>
      <text:p text:style-name="P55">15 mei</text:p>
      <text:p text:style-name="P1"/>
      <text:list xml:id="list194028337851061" text:continue-numbering="true" text:style-name="WW8Num28">
        <text:list-item>
          <text:p text:style-name="P44">Controles van connecties aangepast aan andere structuur</text:p>
        </text:list-item>
        <text:list-item>
          <text:p text:style-name="P44">2 LinkSets worden samengevoegd indien ze gelinkd worden</text:p>
        </text:list-item>
        <text:list-item>
          <text:p text:style-name="P44">Aparte popup voor als 2 uitgangen onrechtstreeks verbonden zijn</text:p>
        </text:list-item>
        <text:list-item>
          <text:p text:style-name="P44">Kleuren van nodes bij simulatie gewijzigd</text:p>
        </text:list-item>
        <text:list-item>
          <text:p text:style-name="P44"><text:soft-page-break/>Abstract verbeterd na controle Lievens</text:p>
        </text:list-item>
        <text:list-item>
          <text:p text:style-name="P44">Programma zoeken voor het maken van een UML-schema</text:p>
        </text:list-item>
      </text:list>
      <text:p text:style-name="Standard"/>
      <text:p text:style-name="P55">16 mei</text:p>
      <text:p text:style-name="P1"/>
      <text:list xml:id="list194027480075927" text:continue-numbering="true" text:style-name="WW8Num28">
        <text:list-item>
          <text:p text:style-name="P44">Knop schakelaar juist gezet</text:p>
        </text:list-item>
        <text:list-item>
          <text:p text:style-name="P44">Foutje controle eruit gehaald</text:p>
        </text:list-item>
      </text:list>
      <text:p text:style-name="Standard"/>
      <text:p text:style-name="P54"><text:span text:style-name="T3">18 mei</text:span></text:p>
      <text:p text:style-name="P1"/>
      <text:list xml:id="list194028419976997" text:continue-numbering="true" text:style-name="WW8Num28">
        <text:list-item>
          <text:p text:style-name="P44">Workspace.doc + OIpslaan-laden.doc aangepast</text:p>
        </text:list-item>
        <text:list-item>
          <text:p text:style-name="P44">Xml sjabloon aangepast aan nieuwe namen connecties</text:p>
        </text:list-item>
        <text:list-item>
          <text:p text:style-name="P44">Modules toevoegen.doc aangemaakt en deels uitgeschreven</text:p>
        </text:list-item>
      </text:list>
      <text:p text:style-name="Standard"/>
      <text:p text:style-name="Standard"><text:tab/><text:span text:style-name="T3">19 mei</text:span></text:p>
      <text:p text:style-name="P1"/>
      <text:list xml:id="list4003689898" text:style-name="WW8Num25">
        <text:list-item>
          <text:p text:style-name="P45">Samenbrengen van alle losse tekstdelen</text:p>
        </text:list-item>
        <text:list-item>
          <text:p text:style-name="P45">Opgegeven layout toepassen op de samengebrachte tekst</text:p>
        </text:list-item>
        <text:list-item>
          <text:p text:style-name="P45">Hoofdstukindeling en -nummering aangepast</text:p>
        </text:list-item>
        <text:list-item>
          <text:p text:style-name="P45">Random toevoegen aan de events vanuit outputs (delay tussen 20 en 30)</text:p>
        </text:list-item>
        <text:list-item>
          <text:p text:style-name="P45">Aanpassen van trein afbeelding (toevoegen lampje + aansluiting)</text:p>
        </text:list-item>
        <text:list-item>
          <text:p text:style-name="P45"><text:soft-page-break/>Mogelijkheid tot oplichten van de lamp aan de voorkant van de trein</text:p>
        </text:list-item>
        <text:list-item>
          <text:p text:style-name="P45">Flip-flop afbeelding geüpdate aan de nieuwe module</text:p>
        </text:list-item>
        <text:list-item>
          <text:p text:style-name="P45">Foutje uit workspace verwijderd</text:p>
        </text:list-item>
      </text:list>
      <text:p text:style-name="Standard"/>
      <text:p text:style-name="Standard"><text:tab/><text:span text:style-name="T3">20 mei</text:span></text:p>
      <text:p text:style-name="P1"/>
      <text:list xml:id="list4211495281" text:style-name="WW8Num3">
        <text:list-item>
          <text:p text:style-name="P46">Signaalnamen voor eenzelfde uitgangssignaal gelijknamig gemaakt</text:p>
        </text:list-item>
        <text:list-item>
          <text:p text:style-name="P46">Aanpassen van de controles bij het tekenen aan de nieuwe benamingen</text:p>
        </text:list-item>
        <text:list-item>
          <text:p text:style-name="P46">Outputs van eenzelfde signaal krijgen allen dezelfde random delay toegewezen</text:p>
        </text:list-item>
        <text:list-item>
          <text:p text:style-name="P46">Verbeteren van spellingsfouten in het eindrapport (verbeteringen door dhr. Creyns, dhr. Lievens en zelf enkele foutjes gevonden en verbeterd).</text:p>
        </text:list-item>
        <text:list-item>
          <text:p text:style-name="P46">Tekst over het inlezen van modules gestart</text:p>
        </text:list-item>
        <text:list-item>
          <text:p text:style-name="P46">Aanpassen van XML sjabloon en modules toevoegen.doc</text:p>
        </text:list-item>
        <text:list-item>
          <text:p text:style-name="P46">Aanmaken confmodule sjabloon</text:p>
        </text:list-item>
        <text:list-item>
          <text:p text:style-name="P46">Maken UML voor confModules, Modules en inlezen XML en voor het tekenen</text:p>
        </text:list-item>
      </text:list>
      <text:p text:style-name="Standard"><text:tab/><text:span text:style-name="T3">21 mei</text:span></text:p>
      <text:p text:style-name="P1"/>
      <text:list xml:id="list3147197673" text:style-name="WW8Num30">
        <text:list-item>
          <text:p text:style-name="P47">Tekst over UML + aanmaken fictief UML als voorbeeld</text:p>
        </text:list-item>
        <text:list-item>
          <text:p text:style-name="P47">Module sjabloon aangemaakt</text:p>
        </text:list-item>
        <text:list-item>
          <text:p text:style-name="P47">Aanpassingen confmodule sjabloon en modules toevoegen</text:p>
        </text:list-item>
        <text:list-item>
          <text:p text:style-name="P47">Tekst programma architectuur van workspace aangevuld</text:p>
        </text:list-item>
        <text:list-item>
          <text:p text:style-name="P47">Herschrijven van methode writeOutputs(). Nu moet aangegeven worden welk uitgangssignaal moet aangepast worden.</text:p>
        </text:list-item>
        <text:list-item>
          <text:p text:style-name="P47"><text:soft-page-break/>Schrappen overbodige code</text:p>
        </text:list-item>
      </text:list>
      <text:p text:style-name="Standard"/>
      <text:p text:style-name="Standard"/>
      <text:p text:style-name="Standard"><text:tab/><text:span text:style-name="T3">22 mei</text:span></text:p>
      <text:p text:style-name="P1"/>
      <text:list xml:id="list1678539540" text:style-name="WW8Num10">
        <text:list-item>
          <text:p text:style-name="P48">Maken van UML over werking van de simulatie</text:p>
        </text:list-item>
        <text:list-item>
          <text:p text:style-name="P48">Figuur voor moederbord getekend met een voeding en grond</text:p>
        </text:list-item>
        <text:list-item>
          <text:p text:style-name="P48">Uitschrijven van de programma architectuur voor het inlezen van de modules</text:p>
        </text:list-item>
        <text:list-item>
          <text:p text:style-name="P48">Uitleggen van de structuur van de confModules a.h.v. UML</text:p>
        </text:list-item>
        <text:list-item>
          <text:p text:style-name="P48">Toevoegen van tekst over de mogelijke foutmeldingen</text:p>
        </text:list-item>
        <text:list-item>
          <text:p text:style-name="P48">Vereenvoudigen van de structuur van de ConfModules. Nu gemakkelijker een module toevoegen, en bovendien minder werk.</text:p>
        </text:list-item>
        <text:list-item>
          <text:p text:style-name="P48">Methode setEventFrame toegevoegd: codebeperking en geen codeherhaling meer bij aanklikbare modules</text:p>
        </text:list-item>
        <text:list-item>
          <text:p text:style-name="P48">vereenvoudiging voor inlezen van configuratiemodules via de methode readConfModule</text:p>
        </text:list-item>
        <text:list-item>
          <text:p text:style-name="P48">aanpassen van sjablonen voor confmodule, module en XML</text:p>
        </text:list-item>
        <text:list-item>
          <text:p text:style-name="P48">afronden van tekst voor toevoegen van modules</text:p>
        </text:list-item>
        <text:list-item>
          <text:p text:style-name="P48">aanpassen van de readModule methoden</text:p>
        </text:list-item>
        <text:list-item>
          <text:p text:style-name="P48">wachtmodule wacht effectief 10 sec vooraleer hij zijn uitgang aanpast en een event stuurt</text:p>
        </text:list-item>
        <text:list-item>
          <text:p text:style-name="P48">bijhouden van referentie naar de simulator in de elke workspace (vermijden static)</text:p>
        </text:list-item>
        <text:list-item>
          <text:p text:style-name="P48">afwerken van de tekst over het inlezen van de modules</text:p>
        </text:list-item>
        <text:list-item>
          <text:p text:style-name="P48">programma architectuur voor de simulatie uitgelegd</text:p>
        </text:list-item>
        <text:list-item>
          <text:p text:style-name="P48">methodes getDelay en setDelay verplaatst naar connection</text:p>
        </text:list-item>
        <text:list-item>
          <text:p text:style-name="P48"><text:soft-page-break/>knoppen in main window geplaatst in een werkbalk en toegevoegd aan het menu</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Marathi1" svg:font-family="'Lohit Marathi'"/>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en" fo:country="US" style:font-name-asian="WenQuanYi Zen Hei"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nl" fo:country="NL"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Lijst_20_opsom.teken" style:display-name="Lijst opsom.teken" style:family="paragraph" style:parent-style-name="Standard" style:list-style-name="WW8Num1"/>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font-name="Wingdings" fo:font-family="Wingdings"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1"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4"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6z1"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6z2"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6z3" style:family="text">
      <style:text-properties fo:font-size="10pt" style:font-size-asian="10pt"/>
    </style:style>
    <style:style style:name="WW8Num2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3" style:family="text"/>
    <style:style style:name="WW8Num27z6"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0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1" style:family="text">
      <style:text-properties style:font-name="Courier New" fo:font-family="'Courier New'" style:font-family-generic="modern" style:font-name-complex="Courier New" style:font-family-complex="'Courier New'" style:font-family-generic-complex="modern"/>
    </style:style>
    <style:style style:name="WW8Num3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2z0"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2z1"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2z2"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2z3" style:family="text">
      <style:text-properties fo:font-size="10pt" style:font-size-asian="10pt"/>
    </style:style>
    <style:style style:name="WW8Num33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3z1" style:family="text"/>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4" style:family="text">
      <style:text-properties style:font-name="Courier New" fo:font-family="'Courier New'" style:font-family-generic="modern" style:font-name-complex="Courier New" style:font-family-complex="'Courier New'" style:font-family-generic-complex="modern"/>
    </style:style>
    <style:style style:name="WW8Num3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1" style:family="text">
      <style:text-properties style:font-name="Courier New" fo:font-family="'Courier New'" style:font-family-generic="modern" style:font-name-complex="Courier New" style:font-family-complex="'Courier New'" style:font-family-generic-complex="modern"/>
    </style:style>
    <style:style style:name="WW8Num3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5z1" style:family="text">
      <style:text-properties style:font-name="Courier New" fo:font-family="'Courier New'" style:font-family-generic="modern" style:font-name-complex="Courier New" style:font-family-complex="'Courier New'" style:font-family-generic-complex="modern"/>
    </style:style>
    <style:style style:name="WW8Num3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6z0" style:family="text">
      <style:text-properties fo:color="#0000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7z0" style:family="text">
      <style:text-properties style:font-name="Wingdings" fo:font-family="Wingdings"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7z1" style:family="text">
      <style:text-properties style:font-name="Courier New" fo:font-family="'Courier New'" style:font-family-generic="modern" style:font-name-complex="Courier New" style:font-family-complex="'Courier New'" style:font-family-generic-complex="modern"/>
    </style:style>
    <style:style style:name="WW8Num3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8z0" style:family="text">
      <style:text-properties fo:color="#0000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8z1" style:family="text">
      <style:text-properties style:font-name="Courier New" fo:font-family="'Courier New'" style:font-family-generic="modern" style:font-name-complex="Courier New" style:font-family-complex="'Courier New'" style:font-family-generic-complex="modern"/>
    </style:style>
    <style:style style:name="WW8Num3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9z1" style:family="text">
      <style:text-properties style:font-name="Courier New" fo:font-family="'Courier New'" style:font-family-generic="modern" style:font-name-complex="Courier New" style:font-family-complex="'Courier New'" style:font-family-generic-complex="modern"/>
    </style:style>
    <style:style style:name="WW8Num3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0z1" style:family="text">
      <style:text-properties style:font-name="Courier New" fo:font-family="'Courier New'" style:font-family-generic="modern" style:font-name-complex="Courier New" style:font-family-complex="'Courier New'" style:font-family-generic-complex="modern"/>
    </style:style>
    <style:style style:name="WW8Num4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1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41z1"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1z4" style:family="text">
      <style:text-properties style:font-name="Courier New" fo:font-family="'Courier New'" style:font-family-generic="modern" style:font-name-complex="Courier New" style:font-family-complex="'Courier New'" style:font-family-generic-complex="modern"/>
    </style:style>
    <style:style style:name="WW8Num4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2z1" style:family="text">
      <style:text-properties style:font-name="Courier New" fo:font-family="'Courier New'" style:font-family-generic="modern" style:font-name-complex="Courier New" style:font-family-complex="'Courier New'" style:font-family-generic-complex="modern"/>
    </style:style>
    <style:style style:name="WW8Num4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3z1" style:family="text">
      <style:text-properties style:font-name="Courier New" fo:font-family="'Courier New'" style:font-family-generic="modern" style:font-name-complex="Courier New" style:font-family-complex="'Courier New'" style:font-family-generic-complex="modern"/>
    </style:style>
    <style:style style:name="WW8Num4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4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44z1" style:family="text">
      <style:text-properties style:font-name="Courier New" fo:font-family="'Courier New'" style:font-family-generic="modern" style:font-name-complex="Courier New" style:font-family-complex="'Courier New'" style:font-family-generic-complex="modern"/>
    </style:style>
    <style:style style:name="WW8Num4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Standaardalinea-lettertype"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51cm" fo:text-indent="-1cm" fo:margin-left="1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291cm" fo:text-indent="-0.635cm" fo:margin-left="1.291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2.561cm" fo:text-indent="-0.635cm" fo:margin-left="2.561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3.831cm" fo:text-indent="-0.635cm" fo:margin-left="3.831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5.101cm" fo:text-indent="-0.635cm" fo:margin-left="5.101cm"/>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6.371cm" fo:text-indent="-0.635cm" fo:margin-left="6.371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7.641cm" fo:text-indent="-0.635cm" fo:margin-left="7.641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8.911cm" fo:text-indent="-0.635cm" fo:margin-left="8.911cm"/>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10.181cm" fo:text-indent="-0.635cm" fo:margin-left="10.1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651cm" fo:text-indent="-1cm" fo:margin-left="1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291cm" fo:text-indent="-0.635cm" fo:margin-left="1.291cm"/>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text:list-tab-stop-position="2.561cm" fo:text-indent="-0.635cm" fo:margin-left="2.561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3.831cm" fo:text-indent="-0.635cm" fo:margin-left="3.831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5.101cm" fo:text-indent="-0.635cm" fo:margin-left="5.101cm"/>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text:list-tab-stop-position="6.371cm" fo:text-indent="-0.635cm" fo:margin-left="6.371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7.641cm" fo:text-indent="-0.635cm" fo:margin-left="7.641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8.911cm" fo:text-indent="-0.635cm" fo:margin-left="8.911cm"/>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text:list-tab-stop-position="10.181cm" fo:text-indent="-0.635cm" fo:margin-left="10.1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501cm" fo:text-indent="-0.199cm" fo:margin-left="0.199cm"/>
        </style:list-level-properties>
        <style:text-properties style:font-name="Wingdings"/>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4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4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4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501cm" fo:text-indent="-1cm" fo:margin-left="1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501cm" fo:text-indent="-1cm" fo:margin-left="1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text:list-tab-stop-position="2.514cm" fo:text-indent="-0.635cm" fo:margin-left="2.514cm"/>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text:list-tab-stop-position="3.784cm" fo:text-indent="-0.635cm" fo:margin-left="3.784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text:list-tab-stop-position="5.054cm" fo:text-indent="-0.318cm" fo:margin-left="5.054cm"/>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6.324cm" fo:text-indent="-0.635cm" fo:margin-left="6.324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text:list-tab-stop-position="7.594cm" fo:text-indent="-0.635cm" fo:margin-left="7.594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text:list-tab-stop-position="8.864cm" fo:text-indent="-0.318cm" fo:margin-left="8.864cm"/>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10.134cm" fo:text-indent="-0.635cm" fo:margin-left="10.134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text:list-tab-stop-position="11.404cm" fo:text-indent="-0.635cm" fo:margin-left="11.404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text:list-tab-stop-position="12.674cm" fo:text-indent="-0.318cm" fo:margin-left="12.67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51cm" fo:text-indent="-1cm" fo:margin-left="1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291cm" fo:text-indent="-0.635cm" fo:margin-left="1.291cm"/>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text:list-tab-stop-position="2.561cm" fo:text-indent="-0.635cm" fo:margin-left="2.561cm"/>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text:list-tab-stop-position="3.831cm" fo:text-indent="-0.635cm" fo:margin-left="3.831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5.101cm" fo:text-indent="-0.635cm" fo:margin-left="5.101cm"/>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text:list-tab-stop-position="6.371cm" fo:text-indent="-0.635cm" fo:margin-left="6.371cm"/>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text:list-tab-stop-position="7.641cm" fo:text-indent="-0.635cm" fo:margin-left="7.641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8.911cm" fo:text-indent="-0.635cm" fo:margin-left="8.911cm"/>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text:list-tab-stop-position="10.181cm" fo:text-indent="-0.635cm" fo:margin-left="10.1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1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WW8Num12z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12z4"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6" text:style-name="WW8Num12z1"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12z4"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
      </text:list-level-style-bullet>
      <text:list-level-style-bullet text:level="9" text:style-name="WW8Num12z1"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text:style-name="WW8Num13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6" text:style-name="WW8Num13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
      </text:list-level-style-bullet>
      <text:list-level-style-bullet text:level="9" text:style-name="WW8Num13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5.038cm" fo:text-indent="-0.635cm" fo:margin-left="5.038cm"/>
        </style:list-level-properties>
        <style:text-properties style:font-name="Courier New"/>
      </text:list-level-style-bullet>
      <text:list-level-style-bullet text:level="3" text:style-name="WW8Num14z0" style:num-suffix="." text:bullet-char="">
        <style:list-level-properties text:list-level-position-and-space-mode="label-alignment">
          <style:list-level-label-alignment text:label-followed-by="listtab" text:list-tab-stop-position="6.308cm" fo:text-indent="-0.635cm" fo:margin-left="6.3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7.578cm" fo:text-indent="-0.635cm" fo:margin-left="7.578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8.848cm" fo:text-indent="-0.635cm" fo:margin-left="8.848cm"/>
        </style:list-level-properties>
        <style:text-properties style:font-name="Courier New"/>
      </text:list-level-style-bullet>
      <text:list-level-style-bullet text:level="6" text:style-name="WW8Num14z0" style:num-suffix="." text:bullet-char="">
        <style:list-level-properties text:list-level-position-and-space-mode="label-alignment">
          <style:list-level-label-alignment text:label-followed-by="listtab" text:list-tab-stop-position="10.118cm" fo:text-indent="-0.635cm" fo:margin-left="10.118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1.388cm" fo:text-indent="-0.635cm" fo:margin-left="11.388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2.658cm" fo:text-indent="-0.635cm" fo:margin-left="12.658cm"/>
        </style:list-level-properties>
        <style:text-properties style:font-name="Courier New"/>
      </text:list-level-style-bullet>
      <text:list-level-style-bullet text:level="9" text:style-name="WW8Num14z0" style:num-suffix="." text:bullet-char="">
        <style:list-level-properties text:list-level-position-and-space-mode="label-alignment">
          <style:list-level-label-alignment text:label-followed-by="listtab" text:list-tab-stop-position="13.928cm" fo:text-indent="-0.635cm" fo:margin-left="13.9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01cm" fo:text-indent="-1cm" fo:margin-left="1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text:style-name="WW8Num16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6" text:style-name="WW8Num16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
      </text:list-level-style-bullet>
      <text:list-level-style-bullet text:level="9" text:style-name="WW8Num16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501cm" fo:text-indent="-1cm" fo:margin-left="1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501cm" fo:text-indent="-1cm" fo:margin-left="1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text:style-name="WW8Num19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6" text:style-name="WW8Num19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
      </text:list-level-style-bullet>
      <text:list-level-style-bullet text:level="9" text:style-name="WW8Num19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501cm" fo:text-indent="-1cm" fo:margin-left="1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501cm" fo:text-indent="-1cm" fo:margin-left="1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style:num-suffix="." text:bullet-char="">
        <style:list-level-properties text:list-level-position-and-space-mode="label-alignment">
          <style:list-level-label-alignment text:label-followed-by="listtab" text:list-tab-stop-position="2.999cm" fo:text-indent="-0.199cm" fo:margin-left="2.697cm"/>
        </style:list-level-properties>
        <style:text-properties style:font-name="Wingdings"/>
      </text:list-level-style-bullet>
      <text:list-level-style-bullet text:level="2" text:style-name="WW8Num22z1" style:num-suffix="." text:bullet-char="o">
        <style:list-level-properties text:list-level-position-and-space-mode="label-alignment">
          <style:list-level-label-alignment text:label-followed-by="listtab" text:list-tab-stop-position="5.038cm" fo:text-indent="-0.635cm" fo:margin-left="5.038cm"/>
        </style:list-level-properties>
        <style:text-properties style:font-name="Courier New"/>
      </text:list-level-style-bullet>
      <text:list-level-style-bullet text:level="3" text:style-name="WW8Num22z0" style:num-suffix="." text:bullet-char="">
        <style:list-level-properties text:list-level-position-and-space-mode="label-alignment">
          <style:list-level-label-alignment text:label-followed-by="listtab" text:list-tab-stop-position="6.308cm" fo:text-indent="-0.635cm" fo:margin-left="6.308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7.578cm" fo:text-indent="-0.635cm" fo:margin-left="7.578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8.848cm" fo:text-indent="-0.635cm" fo:margin-left="8.848cm"/>
        </style:list-level-properties>
        <style:text-properties style:font-name="Courier New"/>
      </text:list-level-style-bullet>
      <text:list-level-style-bullet text:level="6" text:style-name="WW8Num22z0" style:num-suffix="." text:bullet-char="">
        <style:list-level-properties text:list-level-position-and-space-mode="label-alignment">
          <style:list-level-label-alignment text:label-followed-by="listtab" text:list-tab-stop-position="10.118cm" fo:text-indent="-0.635cm" fo:margin-left="10.118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1.388cm" fo:text-indent="-0.635cm" fo:margin-left="11.388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12.658cm" fo:text-indent="-0.635cm" fo:margin-left="12.658cm"/>
        </style:list-level-properties>
        <style:text-properties style:font-name="Courier New"/>
      </text:list-level-style-bullet>
      <text:list-level-style-bullet text:level="9" text:style-name="WW8Num22z0" style:num-suffix="." text:bullet-char="">
        <style:list-level-properties text:list-level-position-and-space-mode="label-alignment">
          <style:list-level-label-alignment text:label-followed-by="listtab" text:list-tab-stop-position="13.928cm" fo:text-indent="-0.635cm" fo:margin-left="13.9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0.501cm" fo:text-indent="-1cm" fo:margin-left="1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501cm" fo:text-indent="-1cm" fo:margin-left="1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0.651cm" fo:text-indent="-1cm" fo:margin-left="1cm"/>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text:list-tab-stop-position="1.291cm" fo:text-indent="-0.635cm" fo:margin-left="1.291cm"/>
        </style:list-level-properties>
        <style:text-properties style:font-name="Courier New"/>
      </text:list-level-style-bullet>
      <text:list-level-style-bullet text:level="3" text:style-name="WW8Num25z2" style:num-suffix="." text:bullet-char="">
        <style:list-level-properties text:list-level-position-and-space-mode="label-alignment">
          <style:list-level-label-alignment text:label-followed-by="listtab" text:list-tab-stop-position="2.561cm" fo:text-indent="-0.635cm" fo:margin-left="2.561cm"/>
        </style:list-level-properties>
        <style:text-properties style:font-name="Wingdings"/>
      </text:list-level-style-bullet>
      <text:list-level-style-bullet text:level="4" text:style-name="WW8Num25z3" style:num-suffix="." text:bullet-char="">
        <style:list-level-properties text:list-level-position-and-space-mode="label-alignment">
          <style:list-level-label-alignment text:label-followed-by="listtab" text:list-tab-stop-position="3.831cm" fo:text-indent="-0.635cm" fo:margin-left="3.831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5.101cm" fo:text-indent="-0.635cm" fo:margin-left="5.101cm"/>
        </style:list-level-properties>
        <style:text-properties style:font-name="Courier New"/>
      </text:list-level-style-bullet>
      <text:list-level-style-bullet text:level="6" text:style-name="WW8Num25z2" style:num-suffix="." text:bullet-char="">
        <style:list-level-properties text:list-level-position-and-space-mode="label-alignment">
          <style:list-level-label-alignment text:label-followed-by="listtab" text:list-tab-stop-position="6.371cm" fo:text-indent="-0.635cm" fo:margin-left="6.371cm"/>
        </style:list-level-properties>
        <style:text-properties style:font-name="Wingdings"/>
      </text:list-level-style-bullet>
      <text:list-level-style-bullet text:level="7" text:style-name="WW8Num25z3" style:num-suffix="." text:bullet-char="">
        <style:list-level-properties text:list-level-position-and-space-mode="label-alignment">
          <style:list-level-label-alignment text:label-followed-by="listtab" text:list-tab-stop-position="7.641cm" fo:text-indent="-0.635cm" fo:margin-left="7.641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8.911cm" fo:text-indent="-0.635cm" fo:margin-left="8.911cm"/>
        </style:list-level-properties>
        <style:text-properties style:font-name="Courier New"/>
      </text:list-level-style-bullet>
      <text:list-level-style-bullet text:level="9" text:style-name="WW8Num25z2" style:num-suffix="." text:bullet-char="">
        <style:list-level-properties text:list-level-position-and-space-mode="label-alignment">
          <style:list-level-label-alignment text:label-followed-by="listtab" text:list-tab-stop-position="10.181cm" fo:text-indent="-0.635cm" fo:margin-left="10.1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bullet text:level="1" text:style-name="WW8Num2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26z2"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number text:level="4" text:style-name="WW8Num26z3"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bullet text:level="5" text:style-name="WW8Num26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6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6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6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bullet text:level="1" text:style-name="WW8Num2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number text:level="4" text:style-name="WW8Num2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bullet text:level="5" text:style-name="WW8Num2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7z6"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text:style-name="WW8Num28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6" text:style-name="WW8Num28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
      </text:list-level-style-bullet>
      <text:list-level-style-bullet text:level="9" text:style-name="WW8Num28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0.651cm" fo:text-indent="-1cm" fo:margin-left="1cm"/>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text:list-tab-stop-position="1.291cm" fo:text-indent="-0.635cm" fo:margin-left="1.291cm"/>
        </style:list-level-properties>
        <style:text-properties style:font-name="Courier New"/>
      </text:list-level-style-bullet>
      <text:list-level-style-bullet text:level="3" text:style-name="WW8Num30z2" style:num-suffix="." text:bullet-char="">
        <style:list-level-properties text:list-level-position-and-space-mode="label-alignment">
          <style:list-level-label-alignment text:label-followed-by="listtab" text:list-tab-stop-position="2.561cm" fo:text-indent="-0.635cm" fo:margin-left="2.561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3.831cm" fo:text-indent="-0.635cm" fo:margin-left="3.831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5.101cm" fo:text-indent="-0.635cm" fo:margin-left="5.101cm"/>
        </style:list-level-properties>
        <style:text-properties style:font-name="Courier New"/>
      </text:list-level-style-bullet>
      <text:list-level-style-bullet text:level="6" text:style-name="WW8Num30z2" style:num-suffix="." text:bullet-char="">
        <style:list-level-properties text:list-level-position-and-space-mode="label-alignment">
          <style:list-level-label-alignment text:label-followed-by="listtab" text:list-tab-stop-position="6.371cm" fo:text-indent="-0.635cm" fo:margin-left="6.371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7.641cm" fo:text-indent="-0.635cm" fo:margin-left="7.641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8.911cm" fo:text-indent="-0.635cm" fo:margin-left="8.911cm"/>
        </style:list-level-properties>
        <style:text-properties style:font-name="Courier New"/>
      </text:list-level-style-bullet>
      <text:list-level-style-bullet text:level="9" text:style-name="WW8Num30z2" style:num-suffix="." text:bullet-char="">
        <style:list-level-properties text:list-level-position-and-space-mode="label-alignment">
          <style:list-level-label-alignment text:label-followed-by="listtab" text:list-tab-stop-position="10.181cm" fo:text-indent="-0.635cm" fo:margin-left="10.1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31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text:style-name="WW8Num31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31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6" text:style-name="WW8Num31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31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
      </text:list-level-style-bullet>
      <text:list-level-style-bullet text:level="9" text:style-name="WW8Num31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32z2"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number text:level="4" text:style-name="WW8Num32z3"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bullet text:level="5" text:style-name="WW8Num32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2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text:list-tab-stop-position="0.651cm" fo:text-indent="-1cm" fo:margin-left="1cm"/>
        </style:list-level-properties>
        <style:text-properties style:font-name="Symbol"/>
      </text:list-level-style-bullet>
      <text:list-level-style-number text:level="2" text:style-name="WW8Num33z1" style:num-suffix="." style:num-format="1">
        <style:list-level-properties text:list-level-position-and-space-mode="label-alignment">
          <style:list-level-label-alignment text:label-followed-by="listtab" text:list-tab-stop-position="1.291cm" fo:text-indent="-0.635cm" fo:margin-left="1.291cm"/>
        </style:list-level-properties>
      </text:list-level-style-number>
      <text:list-level-style-bullet text:level="3" text:style-name="WW8Num33z2" style:num-suffix="." text:bullet-char="">
        <style:list-level-properties text:list-level-position-and-space-mode="label-alignment">
          <style:list-level-label-alignment text:label-followed-by="listtab" text:list-tab-stop-position="2.561cm" fo:text-indent="-0.635cm" fo:margin-left="2.561cm"/>
        </style:list-level-properties>
        <style:text-properties style:font-name="Wingdings"/>
      </text:list-level-style-bullet>
      <text:list-level-style-bullet text:level="4" text:style-name="WW8Num33z3" style:num-suffix="." text:bullet-char="">
        <style:list-level-properties text:list-level-position-and-space-mode="label-alignment">
          <style:list-level-label-alignment text:label-followed-by="listtab" text:list-tab-stop-position="3.831cm" fo:text-indent="-0.635cm" fo:margin-left="3.831cm"/>
        </style:list-level-properties>
        <style:text-properties style:font-name="Symbol"/>
      </text:list-level-style-bullet>
      <text:list-level-style-bullet text:level="5" text:style-name="WW8Num33z4" style:num-suffix="." text:bullet-char="o">
        <style:list-level-properties text:list-level-position-and-space-mode="label-alignment">
          <style:list-level-label-alignment text:label-followed-by="listtab" text:list-tab-stop-position="5.101cm" fo:text-indent="-0.635cm" fo:margin-left="5.101cm"/>
        </style:list-level-properties>
        <style:text-properties style:font-name="Courier New"/>
      </text:list-level-style-bullet>
      <text:list-level-style-bullet text:level="6" text:style-name="WW8Num33z2" style:num-suffix="." text:bullet-char="">
        <style:list-level-properties text:list-level-position-and-space-mode="label-alignment">
          <style:list-level-label-alignment text:label-followed-by="listtab" text:list-tab-stop-position="6.371cm" fo:text-indent="-0.635cm" fo:margin-left="6.371cm"/>
        </style:list-level-properties>
        <style:text-properties style:font-name="Wingdings"/>
      </text:list-level-style-bullet>
      <text:list-level-style-bullet text:level="7" text:style-name="WW8Num33z3" style:num-suffix="." text:bullet-char="">
        <style:list-level-properties text:list-level-position-and-space-mode="label-alignment">
          <style:list-level-label-alignment text:label-followed-by="listtab" text:list-tab-stop-position="7.641cm" fo:text-indent="-0.635cm" fo:margin-left="7.641cm"/>
        </style:list-level-properties>
        <style:text-properties style:font-name="Symbol"/>
      </text:list-level-style-bullet>
      <text:list-level-style-bullet text:level="8" text:style-name="WW8Num33z4" style:num-suffix="." text:bullet-char="o">
        <style:list-level-properties text:list-level-position-and-space-mode="label-alignment">
          <style:list-level-label-alignment text:label-followed-by="listtab" text:list-tab-stop-position="8.911cm" fo:text-indent="-0.635cm" fo:margin-left="8.911cm"/>
        </style:list-level-properties>
        <style:text-properties style:font-name="Courier New"/>
      </text:list-level-style-bullet>
      <text:list-level-style-bullet text:level="9" text:style-name="WW8Num33z2" style:num-suffix="." text:bullet-char="">
        <style:list-level-properties text:list-level-position-and-space-mode="label-alignment">
          <style:list-level-label-alignment text:label-followed-by="listtab" text:list-tab-stop-position="10.181cm" fo:text-indent="-0.635cm" fo:margin-left="10.1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style:num-suffix="." text:bullet-char="">
        <style:list-level-properties text:list-level-position-and-space-mode="label-alignment">
          <style:list-level-label-alignment text:label-followed-by="listtab" text:list-tab-stop-position="0.501cm" fo:text-indent="-0.199cm" fo:margin-left="0.199cm"/>
        </style:list-level-properties>
        <style:text-properties style:font-name="Wingdings"/>
      </text:list-level-style-bullet>
      <text:list-level-style-bullet text:level="2" text:style-name="WW8Num3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4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4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4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35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text:style-name="WW8Num35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35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6" text:style-name="WW8Num35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35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
      </text:list-level-style-bullet>
      <text:list-level-style-bullet text:level="9" text:style-name="WW8Num35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bullet text:level="1" text:style-name="WW8Num36z0" style:num-suffix="." text:bullet-char="">
        <style:list-level-properties text:list-level-position-and-space-mode="label-alignment">
          <style:list-level-label-alignment text:label-followed-by="listtab" text:list-tab-stop-position="0.501cm" fo:text-indent="-1cm" fo:margin-left="1cm"/>
        </style:list-level-properties>
        <style:text-properties style:font-name="Symbol"/>
      </text:list-level-style-bullet>
      <text:list-level-style-bullet text:level="2" text:style-name="WW8Num3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bullet text:level="1" text:style-name="WW8Num38z0" style:num-suffix="." text:bullet-char="">
        <style:list-level-properties text:list-level-position-and-space-mode="label-alignment">
          <style:list-level-label-alignment text:label-followed-by="listtab" text:list-tab-stop-position="0.501cm" fo:text-indent="-1cm" fo:margin-left="1cm"/>
        </style:list-level-properties>
        <style:text-properties style:font-name="Symbol"/>
      </text:list-level-style-bullet>
      <text:list-level-style-bullet text:level="2" text:style-name="WW8Num3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consecutive-numbering="true">
      <text:list-level-style-bullet text:level="1" text:style-name="WW8Num3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consecutive-numbering="true">
      <text:list-level-style-bullet text:level="1" text:style-name="WW8Num4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4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4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4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style:num-suffix="." text:bullet-char="">
        <style:list-level-properties text:list-level-position-and-space-mode="label-alignment">
          <style:list-level-label-alignment text:label-followed-by="listtab" text:list-tab-stop-position="0.501cm" fo:text-indent="-1cm" fo:margin-left="1cm"/>
        </style:list-level-properties>
        <style:text-properties style:font-name="Symbol"/>
      </text:list-level-style-bullet>
      <text:list-level-style-bullet text:level="2" text:style-name="WW8Num41z1" style:num-suffix="." text:bullet-char="">
        <style:list-level-properties text:list-level-position-and-space-mode="label-alignment">
          <style:list-level-label-alignment text:label-followed-by="listtab" text:list-tab-stop-position="2.406cm" fo:text-indent="-0.199cm" fo:margin-left="2.104cm"/>
        </style:list-level-properties>
        <style:text-properties style:font-name="Wingdings"/>
      </text:list-level-style-bullet>
      <text:list-level-style-bullet text:level="3" text:style-name="WW8Num4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1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41z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1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41z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consecutive-numbering="true">
      <text:list-level-style-bullet text:level="1" text:style-name="WW8Num4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42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text:style-name="WW8Num42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42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42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6" text:style-name="WW8Num42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42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42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
      </text:list-level-style-bullet>
      <text:list-level-style-bullet text:level="9" text:style-name="WW8Num42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4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4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43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43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consecutive-numbering="true">
      <text:list-level-style-bullet text:level="1" text:style-name="WW8Num44z0" style:num-suffix="." text:bullet-char="">
        <style:list-level-properties text:list-level-position-and-space-mode="label-alignment">
          <style:list-level-label-alignment text:label-followed-by="listtab" text:list-tab-stop-position="0.501cm" fo:text-indent="-1cm" fo:margin-left="1cm"/>
        </style:list-level-properties>
        <style:text-properties style:font-name="Symbol"/>
      </text:list-level-style-bullet>
      <text:list-level-style-bullet text:level="2" text:style-name="WW8Num4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4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4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4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ogboek</dc:title>
    <meta:initial-creator>mitch</meta:initial-creator>
    <meta:creation-date>2007-09-11T18:24:00</meta:creation-date>
    <dc:creator>mitch</dc:creator>
    <dc:date>2008-05-22T22:29:00</dc:date>
    <meta:editing-cycles>55</meta:editing-cycles>
    <meta:editing-duration>PT7H38M</meta:editing-duration>
    <meta:document-statistic meta:table-count="0" meta:image-count="0" meta:object-count="0" meta:page-count="31" meta:paragraph-count="412" meta:word-count="3707" meta:character-count="23183" meta:non-whitespace-character-count="20056"/>
    <meta:generator>LibreOffice/5.3.3.2$Linux_X86_64 LibreOffice_project/30m0$Build-2</meta:generator>
  </office:meta>
</office:document-meta>
</file>